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49.78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8.06mm"/>
    </style:style>
    <style:style style:name="co37" style:family="table-column">
      <style:table-column-properties fo:break-before="auto" style:column-width="17.02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13.62mm"/>
    </style:style>
    <style:style style:name="co40" style:family="table-column">
      <style:table-column-properties fo:break-before="auto" style:column-width="51.08mm"/>
    </style:style>
    <style:style style:name="co41" style:family="table-column">
      <style:table-column-properties fo:break-before="auto" style:column-width="50.57mm"/>
    </style:style>
    <style:style style:name="co42" style:family="table-column">
      <style:table-column-properties fo:break-before="auto" style:column-width="19.12mm"/>
    </style:style>
    <style:style style:name="co43" style:family="table-column">
      <style:table-column-properties fo:break-before="auto" style:column-width="16.67mm"/>
    </style:style>
    <style:style style:name="co44" style:family="table-column">
      <style:table-column-properties fo:break-before="auto" style:column-width="43.66mm"/>
    </style:style>
    <style:style style:name="co45" style:family="table-column">
      <style:table-column-properties fo:break-before="auto" style:column-width="43.39mm"/>
    </style:style>
    <style:style style:name="co46" style:family="table-column">
      <style:table-column-properties fo:break-before="auto" style:column-width="22mm"/>
    </style:style>
    <style:style style:name="co47" style:family="table-column">
      <style:table-column-properties fo:break-before="auto" style:column-width="24.09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43.74mm"/>
    </style:style>
    <style:style style:name="co50" style:family="table-column">
      <style:table-column-properties fo:break-before="auto" style:column-width="27.23mm"/>
    </style:style>
    <style:style style:name="co51" style:family="table-column">
      <style:table-column-properties fo:break-before="auto" style:column-width="19.9mm"/>
    </style:style>
    <style:style style:name="co52" style:family="table-column">
      <style:table-column-properties fo:break-before="auto" style:column-width="47.15mm"/>
    </style:style>
    <style:style style:name="co53" style:family="table-column">
      <style:table-column-properties fo:break-before="auto" style:column-width="45.58mm"/>
    </style:style>
    <style:style style:name="co54" style:family="table-column">
      <style:table-column-properties fo:break-before="auto" style:column-width="21.96mm"/>
    </style:style>
    <style:style style:name="co55" style:family="table-column">
      <style:table-column-properties fo:break-before="auto" style:column-width="5.56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8.79mm"/>
    </style:style>
    <style:style style:name="co58" style:family="table-column">
      <style:table-column-properties fo:break-before="auto" style:column-width="17.73mm"/>
    </style:style>
    <style:style style:name="co59" style:family="table-column">
      <style:table-column-properties fo:break-before="auto" style:column-width="16.93mm"/>
    </style:style>
    <style:style style:name="co60" style:family="table-column">
      <style:table-column-properties fo:break-before="auto" style:column-width="18.26mm"/>
    </style:style>
    <style:style style:name="co61" style:family="table-column">
      <style:table-column-properties fo:break-before="auto" style:column-width="30.13mm"/>
    </style:style>
    <style:style style:name="co62" style:family="table-column">
      <style:table-column-properties fo:break-before="auto" style:column-width="29.86mm"/>
    </style:style>
    <style:style style:name="co63" style:family="table-column">
      <style:table-column-properties fo:break-before="auto" style:column-width="82.29mm"/>
    </style:style>
    <style:style style:name="co64" style:family="table-column">
      <style:table-column-properties fo:break-before="auto" style:column-width="20.11mm"/>
    </style:style>
    <style:style style:name="co65" style:family="table-column">
      <style:table-column-properties fo:break-before="auto" style:column-width="12.96mm"/>
    </style:style>
    <style:style style:name="co66" style:family="table-column">
      <style:table-column-properties fo:break-before="auto" style:column-width="21.17mm"/>
    </style:style>
    <style:style style:name="co67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41"/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54" style:family="table-cell" style:parent-style-name="Default" style:data-style-name="N41">
      <style:table-cell-properties fo:border="none"/>
    </style:style>
    <style:style style:name="ce57" style:family="table-cell" style:parent-style-name="Default" style:data-style-name="N100"/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 style:data-style-name="N0">
      <style:table-cell-properties fo:border="0.06pt solid #000000"/>
    </style:style>
    <style:style style:name="ce112" style:family="table-cell" style:parent-style-name="Default" style:data-style-name="N41">
      <style:table-cell-properties fo:border="0.06pt solid #000000"/>
    </style:style>
    <style:style style:name="ce113" style:family="table-cell" style:parent-style-name="Default" style:data-style-name="N0"/>
    <style:style style:name="ce1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5" style:family="table-cell" style:parent-style-name="Default" style:data-style-name="N41"/>
    <style:style style:name="ce1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ext-properties fo:font-weight="bold" style:font-weight-asian="bold" style:font-weight-complex="bold"/>
    </style:style>
    <style:style style:name="ce118" style:family="table-cell" style:parent-style-name="Default" style:data-style-name="N100"/>
    <style:style style:name="ce119" style:family="table-cell" style:parent-style-name="Default" style:data-style-name="N0">
      <style:table-cell-properties fo:border="none"/>
    </style:style>
    <style:style style:name="ce120" style:family="table-cell" style:parent-style-name="Default" style:data-style-name="N41">
      <style:table-cell-properties fo:border="none"/>
    </style:style>
    <style:style style:name="ce121" style:family="table-cell" style:parent-style-name="Default">
      <style:table-cell-properties fo:border="none"/>
    </style:style>
    <style:style style:name="ce12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37">
      <style:table-cell-properties fo:border="0.06pt solid #000000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6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7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8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9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0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1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2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135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6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7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8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9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1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2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3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4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5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14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4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15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151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15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15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5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55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56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57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8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2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13"/>
        <table:table-column table:style-name="co2" table:default-cell-style-name="ce113"/>
        <table:table-column table:style-name="co3" table:default-cell-style-name="ce113"/>
        <table:table-column table:style-name="co1" table:default-cell-style-name="ce113"/>
        <table:table-column table:style-name="co4" table:default-cell-style-name="ce113"/>
        <table:table-column table:style-name="co1" table:number-columns-repeated="4" table:default-cell-style-name="ce113"/>
        <table:table-column table:style-name="co5" table:number-columns-repeated="1014" table:default-cell-style-name="ce113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15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Name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A</text:p>
          </table:table-cell>
          <table:table-cell table:style-name="ce111" table:number-columns-repeated="2"/>
          <table:table-cell table:style-name="ce110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B</text:p>
          </table:table-cell>
          <table:table-cell table:style-name="ce111" table:number-columns-repeated="2"/>
          <table:table-cell table:style-name="ce110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C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1" table:number-columns-repeated="4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0]" office:value-type="string" office:string-value="A" calcext:value-type="string">
            <text:p>A</text:p>
          </table:table-cell>
          <table:table-cell table:style-name="ce111" table:formula="of:=[.$C$11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5]+[.F13]+[.F14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1]" office:value-type="string" office:string-value="B" calcext:value-type="string">
            <text:p>B</text:p>
          </table:table-cell>
          <table:table-cell table:style-name="ce111" table:formula="of:=[.$C$12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6]+[.F13]+[.F14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2]" office:value-type="string" office:string-value="C" calcext:value-type="string">
            <text:p>C</text:p>
          </table:table-cell>
          <table:table-cell table:style-name="ce111" table:formula="of:=[.$C$10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7]+[.F13]+[.F14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1]" office:value-type="string" office:string-value="B" calcext:value-type="string">
            <text:p>B</text:p>
          </table:table-cell>
          <table:table-cell table:style-name="ce111" table:formula="of:=[.$C$10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+[.F13]+[.F14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2]" office:value-type="string" office:string-value="C" calcext:value-type="string">
            <text:p>C</text:p>
          </table:table-cell>
          <table:table-cell table:style-name="ce111" table:formula="of:=[.$C$11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9]+[.F13]+[.F14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0]" office:value-type="string" office:string-value="A" calcext:value-type="string">
            <text:p>A</text:p>
          </table:table-cell>
          <table:table-cell table:style-name="ce111" table:formula="of:=[.$C$12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13"/>
        <table:table-column table:style-name="co6" table:default-cell-style-name="ce113"/>
        <table:table-column table:style-name="co7" table:default-cell-style-name="ce113"/>
        <table:table-column table:style-name="co1" table:default-cell-style-name="ce113"/>
        <table:table-column table:style-name="co8" table:default-cell-style-name="ce113"/>
        <table:table-column table:style-name="co1" table:number-columns-repeated="4" table:default-cell-style-name="ce113"/>
        <table:table-column table:style-name="co5" table:number-columns-repeated="1014" table:default-cell-style-name="ce113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15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Name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A</text:p>
          </table:table-cell>
          <table:table-cell table:style-name="ce110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B</text:p>
          </table:table-cell>
          <table:table-cell table:style-name="ce110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C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D</text:p>
          </table:table-cell>
          <table:table-cell table:style-name="ce11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4"/>
          <table:table-cell table:style-name="ce110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0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6]+[.$F$9]+[.$F$10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6]+[.$F$9]+[.$F$10]" office:value-type="time" office:time-value="PT09H15M00S" calcext:value-type="time">
            <text:p>09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+[.$F$9]+[.$F$10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+[.$F$9]+[.$F$10]" office:value-type="time" office:time-value="PT09H30M00S" calcext:value-type="time">
            <text:p>09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9]+[.$F$10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9]+[.$F$10]" office:value-type="time" office:time-value="PT09H45M00S" calcext:value-type="time">
            <text:p>09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2]+[.$F$9]+[.$F$10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2]+[.$F$9]+[.$F$10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4]+[.$F$9]+[.$F$10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A" calcext:value-type="string">
            <text:p>A</text:p>
          </table:table-cell>
          <table:table-cell table:style-name="ce111" table:formula="of:=[.$C$11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4]+[.$F$9]+[.$F$10]" office:value-type="time" office:time-value="PT10H15M00S" calcext:value-type="time">
            <text:p>1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C$12]" office:value-type="string" office:string-value="D" calcext:value-type="string">
            <text:p>D</text:p>
          </table:table-cell>
          <table:table-cell table:style-name="ce111" table:formula="of:=[.$C$10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13"/>
        <table:table-column table:style-name="co1" table:default-cell-style-name="ce113"/>
        <table:table-column table:style-name="co10" table:default-cell-style-name="ce113"/>
        <table:table-column table:style-name="co11" table:default-cell-style-name="ce113"/>
        <table:table-column table:style-name="co1" table:default-cell-style-name="ce113"/>
        <table:table-column table:style-name="co12" table:default-cell-style-name="ce113"/>
        <table:table-column table:style-name="co1" table:number-columns-repeated="4" table:default-cell-style-name="ce113"/>
        <table:table-column table:style-name="co5" table:number-columns-repeated="1014" table:default-cell-style-name="ce113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15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Name</text:p>
          </table:table-cell>
          <table:table-cell table:style-name="ce111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A</text:p>
          </table:table-cell>
          <table:table-cell table:style-name="ce111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B</text:p>
          </table:table-cell>
          <table:table-cell table:style-name="ce111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C</text:p>
          </table:table-cell>
          <table:table-cell table:style-name="ce111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D</text:p>
          </table:table-cell>
          <table:table-cell table:style-name="ce111"/>
          <table:table-cell table:number-columns-repeated="1020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E</text:p>
          </table:table-cell>
          <table:table-cell table:style-name="ce11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4"/>
          <table:table-cell office:value-type="string" calcext:value-type="string">
            <text:p>Spielzeit</text:p>
          </table:table-cell>
          <table:table-cell table:style-name="ce115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office:value-type="string" calcext:value-type="string">
            <text:p>Pause</text:p>
          </table:table-cell>
          <table:table-cell table:style-name="ce115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5]+[.$F$13]+[.$F$14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1]" office:value-type="string" office:string-value="D" calcext:value-type="string">
            <text:p>D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6]+[.$F$13]+[.$F$14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A17]+[.$F$13]+[.$F$14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112" table:formula="of:=[.A18]+[.$F$13]+[.$F$14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1]" office:value-type="string" office:string-value="D" calcext:value-type="string">
            <text:p>D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12" table:formula="of:=[.A19]+[.$F$13]+[.$F$14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A20]+[.$F$13]+[.$F$14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style-name="ce11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112" table:formula="of:=[.A21]+[.$F$13]+[.$F$14]" office:value-type="time" office:time-value="PT10H45M00S" calcext:value-type="time">
            <text:p>10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12" table:formula="of:=[.A22]+[.$F$13]+[.$F$14]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style-name="ce11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112" table:formula="of:=[.A23]+[.$F$13]+[.$F$14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112"/>
          <table:table-cell table:style-name="ce111" table:number-columns-repeated="3"/>
          <table:table-cell table:number-columns-repeated="1020"/>
        </table:table-row>
        <table:table-row table:style-name="ro1">
          <table:table-cell table:style-name="ce112"/>
          <table:table-cell table:style-name="ce110" table:number-columns-repeated="3"/>
          <table:table-cell table:number-columns-repeated="1020"/>
        </table:table-row>
        <table:table-row table:style-name="ro1">
          <table:table-cell table:style-name="ce110" table:number-columns-repeated="2"/>
          <table:table-cell table:style-name="ce116" office:value-type="string" calcext:value-type="string">
            <text:p>Spielplan</text:p>
          </table:table-cell>
          <table:table-cell table:style-name="ce110"/>
          <table:table-cell table:number-columns-repeated="1020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112" table:formula="of:=[.$A28]" office:value-type="time" office:time-value="PT09H00M00S" calcext:value-type="time">
            <text:p>09:00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12" table:formula="of:=[.$A29]+[.$F$13]+[.$F$14]" office:value-type="time" office:time-value="PT09H15M00S" calcext:value-type="time">
            <text:p>09:15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$A30]" office:value-type="time" office:time-value="PT09H15M00S" calcext:value-type="time">
            <text:p>09:15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112" table:formula="of:=[.$A31]+[.$F$13]+[.$F$14]" office:value-type="time" office:time-value="PT09H30M00S" calcext:value-type="time">
            <text:p>09:30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112" table:formula="of:=[.$A32]" office:value-type="time" office:time-value="PT09H30M00S" calcext:value-type="time">
            <text:p>09:30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$A33]+[.$F$13]+[.$F$14]" office:value-type="time" office:time-value="PT09H45M00S" calcext:value-type="time">
            <text:p>09:45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112" table:formula="of:=[.$A34]" office:value-type="time" office:time-value="PT09H45M00S" calcext:value-type="time">
            <text:p>09:45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12" table:formula="of:=[.$A35]+[.$F$13]+[.$F$14]" office:value-type="time" office:time-value="PT10H00M00S" calcext:value-type="time">
            <text:p>10:00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112" table:formula="of:=[.$A36]" office:value-type="time" office:time-value="PT10H00M00S" calcext:value-type="time">
            <text:p>10:00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112" table:formula="of:=[.$A37]+[.$F$13]+[.$F$14]" office:value-type="time" office:time-value="PT10H15M00S" calcext:value-type="time">
            <text:p>10:15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$A38]" office:value-type="time" office:time-value="PT10H15M00S" calcext:value-type="time">
            <text:p>10:15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12" table:formula="of:=[.$A39]+[.$F$13]+[.$F$14]" office:value-type="time" office:time-value="PT10H30M00S" calcext:value-type="time">
            <text:p>10:30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112" table:formula="of:=[.$A40]" office:value-type="time" office:time-value="PT10H30M00S" calcext:value-type="time">
            <text:p>10:30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style-name="ce11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12" table:formula="of:=[.$A41]+[.$F$13]+[.$F$14]" office:value-type="time" office:time-value="PT10H45M00S" calcext:value-type="time">
            <text:p>10:45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112" table:formula="of:=[.$A42]" office:value-type="time" office:time-value="PT10H45M00S" calcext:value-type="time">
            <text:p>10:45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8]" office:value-type="string" office:string-value="A" calcext:value-type="string">
            <text:p>A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12" table:formula="of:=[.$A43]+[.$F$13]+[.$F$14]" office:value-type="time" office:time-value="PT11H00M00S" calcext:value-type="time">
            <text:p>11:00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style-name="ce11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112" table:formula="of:=[.$A44]" office:value-type="time" office:time-value="PT11H00M00S" calcext:value-type="time">
            <text:p>11:00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0" table:formula="of:=[.$C$10]" office:value-type="string" office:string-value="C" calcext:value-type="string">
            <text:p>C</text:p>
          </table:table-cell>
          <table:table-cell table:style-name="ce110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112" table:formula="of:=[.$A45]+[.$F$13]+[.$F$14]" office:value-type="time" office:time-value="PT11H15M00S" calcext:value-type="time">
            <text:p>11:15:00</text:p>
          </table:table-cell>
          <table:table-cell table:style-name="ce110" table:formula="of:=[.$L$4]" office:value-type="string" office:string-value="Feld 1" calcext:value-type="string">
            <text:p>Feld 1</text:p>
          </table:table-cell>
          <table:table-cell table:style-name="ce110" table:formula="of:=[.$C$11]" office:value-type="string" office:string-value="D" calcext:value-type="string">
            <text:p>D</text:p>
          </table:table-cell>
          <table:table-cell table:style-name="ce11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12" table:formula="of:=[.$A46]" office:value-type="time" office:time-value="PT11H15M00S" calcext:value-type="time">
            <text:p>11:15:00</text:p>
          </table:table-cell>
          <table:table-cell table:style-name="ce110" table:formula="of:=[.$L$5]" office:value-type="string" office:string-value="Feld 2" calcext:value-type="string">
            <text:p>Feld 2</text:p>
          </table:table-cell>
          <table:table-cell table:style-name="ce111" table:formula="of:=[.$C$12]" office:value-type="string" office:string-value="E" calcext:value-type="string">
            <text:p>E</text:p>
          </table:table-cell>
          <table:table-cell table:style-name="ce110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13"/>
        <table:table-column table:style-name="co13" table:default-cell-style-name="ce113"/>
        <table:table-column table:style-name="co14" table:default-cell-style-name="ce113"/>
        <table:table-column table:style-name="co1" table:number-columns-repeated="6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0"/>
          <table:table-cell table:style-name="ce111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A" calcext:value-type="string">
            <text:p>A</text:p>
          </table:table-cell>
          <table:table-cell table:style-name="ce110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115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B" calcext:value-type="string">
            <text:p>B</text:p>
          </table:table-cell>
          <table:table-cell table:style-name="ce110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115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C" calcext:value-type="string">
            <text:p>C</text:p>
          </table:table-cell>
          <table:table-cell table:style-name="ce110" table:formula="of:=[.$N7]" office:value-type="string" office:string-value="F" calcext:value-type="string">
            <text:p>F</text:p>
          </table:table-cell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0" table:number-columns-repeated="5"/>
          <table:table-cell table:style-name="ce111"/>
          <table:table-cell table:number-columns-repeated="1018"/>
        </table:table-row>
        <table:table-row table:style-name="ro1">
          <table:table-cell table:style-name="ce110" table:number-columns-repeated="5"/>
          <table:table-cell table:style-name="ce111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5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6]" office:value-type="time" office:time-value="PT09H15M00S" calcext:value-type="time">
            <text:p>09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7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" office:value-type="time" office:time-value="PT09H30M00S" calcext:value-type="time">
            <text:p>09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19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20]" office:value-type="time" office:time-value="PT09H45M00S" calcext:value-type="time">
            <text:p>09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21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22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23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A24]" office:value-type="time" office:time-value="PT10H15M00S" calcext:value-type="time">
            <text:p>1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 table:formula="of:=[.A25]+[.$F$8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7]" office:value-type="time" office:time-value="PT10H35M00S" calcext:value-type="time">
            <text:p>10:3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12" table:formula="of:=[.A28]+[.$F$8]+[.$F$9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12" table:formula="of:=[.A29]+[.$F$8]+[.$F$9]" office:value-type="time" office:time-value="PT11H05M00S" calcext:value-type="time">
            <text:p>11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12" table:formula="of:=[.A30]+[.$F$8]+[.$F$9]" office:value-type="time" office:time-value="PT11H20M00S" calcext:value-type="time">
            <text:p>11:2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 table:formula="of:=[.A25]+[.$F$8]+[.$F$9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3]+[.$F$8]+[.$F$9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4]+[.$F$8]+[.$F$9]" office:value-type="time" office:time-value="PT11H05M00S" calcext:value-type="time">
            <text:p>11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2]" office:value-type="string" office:string-value="a1" calcext:value-type="string">
            <text:p>a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13"/>
        <table:table-column table:style-name="co15" table:default-cell-style-name="ce113"/>
        <table:table-column table:style-name="co16" table:default-cell-style-name="ce113"/>
        <table:table-column table:style-name="co1" table:number-columns-repeated="7" table:default-cell-style-name="ce113"/>
        <table:table-column table:style-name="co5" table:number-columns-repeated="1013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0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A" calcext:value-type="string">
            <text:p>A</text:p>
          </table:table-cell>
          <table:table-cell table:style-name="ce110" table:formula="of:=[.$N6]" office:value-type="string" office:string-value="E" calcext:value-type="string">
            <text:p>E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B" calcext:value-type="string">
            <text:p>B</text:p>
          </table:table-cell>
          <table:table-cell table:style-name="ce110" table:formula="of:=[.$N7]" office:value-type="string" office:string-value="F" calcext:value-type="string">
            <text:p>F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C" calcext:value-type="string">
            <text:p>C</text:p>
          </table:table-cell>
          <table:table-cell table:style-name="ce110" table:formula="of:=[.$N8]" office:value-type="string" office:string-value="G" calcext:value-type="string">
            <text:p>G</text:p>
          </table:table-cell>
          <table:table-cell table:style-name="ce111" office:value-type="string" calcext:value-type="string">
            <text:p>Spielzeit3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D" calcext:value-type="string">
            <text:p>D</text:p>
          </table:table-cell>
          <table:table-cell table:style-name="ce110" table:number-columns-repeated="3"/>
          <table:table-cell table:number-columns-repeated="1018"/>
        </table:table-row>
        <table:table-row table:style-name="ro1">
          <table:table-cell table:style-name="ce110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0" office:value-type="string" calcext:value-type="string">
            <text:p>Spielzeit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14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15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16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17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18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0]+[.$F$10]+[.$F$9]" office:value-type="time" office:time-value="PT09H20M00S" calcext:value-type="time">
            <text:p>09:2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1]+[.$F$10]+[.$F$9]" office:value-type="time" office:time-value="PT09H40M00S" calcext:value-type="time">
            <text:p>09:4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2]+[.$F$10]+[.$F$9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3]+[.$F$10]+[.$F$9]" office:value-type="time" office:time-value="PT10H20M00S" calcext:value-type="time">
            <text:p>10:2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4]+[.$F$10]+[.$F$9]" office:value-type="time" office:time-value="PT10H40M00S" calcext:value-type="time">
            <text:p>10:4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1" table:number-columns-repeated="4"/>
          <table:table-cell table:style-name="ce110"/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$A$25]+[.$F$8]*2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7]+[.$F$9]+[.$F$8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28]+[.$F$8]+[.$F$9]" office:value-type="time" office:time-value="PT11H30M00S" calcext:value-type="time">
            <text:p>11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9]+[.$F$8]+[.$F$9]" office:value-type="time" office:time-value="PT11H45M00S" calcext:value-type="time">
            <text:p>11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30]+[.$F$8]+[.$F$9]" office:value-type="time" office:time-value="PT12H00M00S" calcext:value-type="time">
            <text:p>12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11" table:number-columns-repeated="4"/>
          <table:table-cell table:style-name="ce110"/>
          <table:table-cell table:style-name="ce11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5]+[.$F$8]*2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4]+[.$F$8]+[.$F$9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5]" office:value-type="time" office:time-value="PT11H15M00S" calcext:value-type="time">
            <text:p>11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6]+[.$F$9]+[.$F$8]" office:value-type="time" office:time-value="PT11H30M00S" calcext:value-type="time">
            <text:p>11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7]+[.$F$8]+[.$F$9]" office:value-type="time" office:time-value="PT11H45M00S" calcext:value-type="time">
            <text:p>11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8]+[.$F$8]+[.$F$9]" office:value-type="time" office:time-value="PT12H00M00S" calcext:value-type="time">
            <text:p>12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39]+[.$F$8]+[.$F$9]" office:value-type="time" office:time-value="PT12H15M00S" calcext:value-type="time">
            <text:p>12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 table:number-rows-repeated="2">
          <table:table-cell table:style-name="ce111" table:number-columns-repeated="4"/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4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5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6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7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8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L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0]+[.$F$10]+[.$F$9]*2" office:value-type="time" office:time-value="PT09H25M00S" calcext:value-type="time">
            <text:p>09:2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1]+[.$F$10]+[.$F$9]*2" office:value-type="time" office:time-value="PT09H50M00S" calcext:value-type="time">
            <text:p>09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2" table:formula="of:=[.$F$10]" office:value-type="time" office:time-value="PT00H15M00S" calcext:value-type="time">
            <text:p>00:15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/>
          <table:table-cell table:style-name="ce111" table:number-columns-repeated="3"/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2" table:formula="of:=[.A49]+[.$F$8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4]+[.$F$8]+[.$F$9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5]" office:value-type="time" office:time-value="PT10H50M00S" calcext:value-type="time">
            <text:p>10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6]+[.$F$9]+[.$F$8]" office:value-type="time" office:time-value="PT11H05M00S" calcext:value-type="time">
            <text:p>11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7]+[.$F$8]+[.$F$9]" office:value-type="time" office:time-value="PT11H20M00S" calcext:value-type="time">
            <text:p>11:2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8]+[.$F$8]+[.$F$9]" office:value-type="time" office:time-value="PT11H35M00S" calcext:value-type="time">
            <text:p>11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59]+[.$F$8]+[.$F$9]" office:value-type="time" office:time-value="PT11H50M00S" calcext:value-type="time">
            <text:p>11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 table:number-rows-repeated="2">
          <table:table-cell table:style-name="ce111" table:number-columns-repeated="4"/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2" table:formula="of:=[.$A$49]+[.$F$8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63]+[.$F$9]+[.$F$8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64]+[.$F$8]+[.$F$9]" office:value-type="time" office:time-value="PT11H05M00S" calcext:value-type="time">
            <text:p>11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65]+[.$F$8]+[.$F$9]" office:value-type="time" office:time-value="PT11H20M00S" calcext:value-type="time">
            <text:p>11:2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66]+[.$F$8]+[.$F$9]" office:value-type="time" office:time-value="PT11H35M00S" calcext:value-type="time">
            <text:p>11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2" table:formula="of:=[.$F$8]" office:value-type="time" office:time-value="PT00H10M00S" calcext:value-type="time">
            <text:p>00:10:00</text:p>
          </table:table-cell>
          <table:table-cell table:style-name="ce111"/>
          <table:table-cell table:number-columns-repeated="1018"/>
        </table:table-row>
        <table:table-row table:style-name="ro1" table:number-rows-repeated="2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1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1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3]" office:value-type="time" office:time-value="PT09H15M00S" calcext:value-type="time">
            <text:p>09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3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5]" office:value-type="time" office:time-value="PT09H30M00S" calcext:value-type="time">
            <text:p>09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5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7]" office:value-type="time" office:time-value="PT09H45M00S" calcext:value-type="time">
            <text:p>09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7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9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79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1]" office:value-type="time" office:time-value="PT10H15M00S" calcext:value-type="time">
            <text:p>1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1]+[.$F$8]+[.$F$9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$A83]" office:value-type="time" office:time-value="PT10H30M00S" calcext:value-type="time">
            <text:p>10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/>
          <table:table-cell table:style-name="ce110"/>
          <table:table-cell table:number-columns-repeated="1018"/>
        </table:table-row>
        <table:table-row table:style-name="ro1">
          <table:table-cell table:style-name="ce112" table:formula="of:=[.$A83]+[.$F$8]+[.$F$9]" office:value-type="time" office:time-value="PT10H45M00S" calcext:value-type="time">
            <text:p>10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5]" office:value-type="time" office:time-value="PT10H45M00S" calcext:value-type="time">
            <text:p>10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5]+[.$F$8]+[.$F$9]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$A87]" office:value-type="time" office:time-value="PT11H00M00S" calcext:value-type="time">
            <text:p>11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7]+[.$F$8]+[.$F$9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0" table:formula="of:=[.$N$2]" office:value-type="string" office:string-value="A" calcext:value-type="string">
            <text:p>A</text:p>
          </table:table-cell>
          <table:table-cell table:style-name="ce110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9]" office:value-type="time" office:time-value="PT11H15M00S" calcext:value-type="time">
            <text:p>11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89]+[.$F$8]+[.$F$9]" office:value-type="time" office:time-value="PT11H30M00S" calcext:value-type="time">
            <text:p>11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11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0"/>
          <table:table-cell table:style-name="ce111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A" calcext:value-type="string">
            <text:p>A</text:p>
          </table:table-cell>
          <table:table-cell table:style-name="ce110" table:formula="of:=[.$N6]" office:value-type="string" office:string-value="E" calcext:value-type="string">
            <text:p>E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B" calcext:value-type="string">
            <text:p>B</text:p>
          </table:table-cell>
          <table:table-cell table:style-name="ce110" table:formula="of:=[.$N7]" office:value-type="string" office:string-value="F" calcext:value-type="string">
            <text:p>F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C" calcext:value-type="string">
            <text:p>C</text:p>
          </table:table-cell>
          <table:table-cell table:style-name="ce110" table:formula="of:=[.$N8]" office:value-type="string" office:string-value="G" calcext:value-type="string">
            <text:p>G</text:p>
          </table:table-cell>
          <table:table-cell table:style-name="ce110"/>
          <table:table-cell table:style-name="ce111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D" calcext:value-type="string">
            <text:p>D</text:p>
          </table:table-cell>
          <table:table-cell table:style-name="ce110" table:formula="of:=[.$N9]" office:value-type="string" office:string-value="H" calcext:value-type="string">
            <text:p>H</text:p>
          </table:table-cell>
          <table:table-cell table:style-name="ce110"/>
          <table:table-cell table:style-name="ce111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10" table:number-columns-repeated="5"/>
          <table:table-cell table:style-name="ce111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11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6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0"/>
          <table:table-cell table:style-name="ce11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6]+[.$F$8]+[.$F$9]" office:value-type="time" office:time-value="PT09H15M00S" calcext:value-type="time">
            <text:p>09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8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/>
          <table:table-cell table:style-name="ce110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8]+[.$F$8]+[.$F$9]" office:value-type="time" office:time-value="PT09H30M00S" calcext:value-type="time">
            <text:p>09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0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2" table:formula="of:=[.A20]+[.$F$8]+[.$F$9]" office:value-type="time" office:time-value="PT09H45M00S" calcext:value-type="time">
            <text:p>09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2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/>
          <table:table-cell table:style-name="ce11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2]+[.$F$8]+[.$F$9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4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0"/>
          <table:table-cell table:style-name="ce11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4]+[.$F$8]+[.$F$9]" office:value-type="time" office:time-value="PT10H15M00S" calcext:value-type="time">
            <text:p>1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1" table:number-columns-repeated="5"/>
          <table:table-cell table:style-name="ce11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$A$26]+[.$F$8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8]" office:value-type="time" office:time-value="PT10H35M00S" calcext:value-type="time">
            <text:p>10:3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9]+[.$F$8]+[.$F$9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12" table:formula="of:=[.A30]" office:value-type="time" office:time-value="PT10H50M00S" calcext:value-type="time">
            <text:p>10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 table:formula="of:=[.A26]+[.$F$8]*2" office:value-type="time" office:time-value="PT10H35M00S" calcext:value-type="time">
            <text:p>10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5]" office:value-type="time" office:time-value="PT10H35M00S" calcext:value-type="time">
            <text:p>10:3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6]+[.$F$8]+[.$F$9]" office:value-type="time" office:time-value="PT10H50M00S" calcext:value-type="time">
            <text:p>10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6]+[.$F$8]+[.$F$9]" office:value-type="time" office:time-value="PT10H50M00S" calcext:value-type="time">
            <text:p>10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8]+[.$F$8]+[.$F$9]" office:value-type="time" office:time-value="PT11H05M00S" calcext:value-type="time">
            <text:p>11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8]+[.$F$8]+[.$F$9]" office:value-type="time" office:time-value="PT11H05M00S" calcext:value-type="time">
            <text:p>11:0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17"/>
          <table:table-cell table:number-columns-repeated="1021"/>
        </table:table-row>
        <table:table-row table:style-name="ro3" table:number-rows-repeated="17">
          <table:table-cell table:style-name="ce1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115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" table:number-columns-repeated="5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110" table:number-columns-repeated="3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1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10" table:number-columns-repeated="3"/>
          <table:table-cell table:style-name="ce110" table:formula="of:=[.$N2]" office:value-type="string" office:string-value="A" calcext:value-type="string">
            <text:p>A</text:p>
          </table:table-cell>
          <table:table-cell table:style-name="ce110" table:formula="of:=[.$N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110" table:number-columns-repeated="3"/>
          <table:table-cell table:style-name="ce110" table:formula="of:=[.$N3]" office:value-type="string" office:string-value="B" calcext:value-type="string">
            <text:p>B</text:p>
          </table:table-cell>
          <table:table-cell table:style-name="ce110" table:formula="of:=[.$N8]" office:value-type="string" office:string-value="G" calcext:value-type="string">
            <text:p>G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110" table:number-columns-repeated="3"/>
          <table:table-cell table:style-name="ce110" table:formula="of:=[.$N4]" office:value-type="string" office:string-value="C" calcext:value-type="string">
            <text:p>C</text:p>
          </table:table-cell>
          <table:table-cell table:style-name="ce110" table:formula="of:=[.$N9]" office:value-type="string" office:string-value="H" calcext:value-type="string">
            <text:p>H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110" table:number-columns-repeated="3"/>
          <table:table-cell table:style-name="ce110" table:formula="of:=[.$N5]" office:value-type="string" office:string-value="D" calcext:value-type="string">
            <text:p>D</text:p>
          </table:table-cell>
          <table:table-cell table:style-name="ce110" table:formula="of:=[.$N10]" office:value-type="string" office:string-value="I" calcext:value-type="string">
            <text:p>I</text:p>
          </table:table-cell>
          <table:table-cell table:style-name="ce111" office:value-type="string" calcext:value-type="string">
            <text:p>Spielzeit4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10" table:number-columns-repeated="3"/>
          <table:table-cell table:style-name="ce110" table:formula="of:=[.$N6]" office:value-type="string" office:string-value="E" calcext:value-type="string">
            <text:p>E</text:p>
          </table:table-cell>
          <table:table-cell table:style-name="ce111"/>
          <table:table-cell table:style-name="ce111" office:value-type="string" calcext:value-type="string">
            <text:p>Pause4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11" table:number-columns-repeated="2"/>
          <table:table-cell table:style-name="ce110" table:number-columns-repeated="2"/>
          <table:table-cell table:style-name="ce111" table:number-columns-repeated="3"/>
          <table:table-cell table:number-columns-repeated="1017"/>
        </table:table-row>
        <table:table-row table:style-name="ro1">
          <table:table-cell table:style-name="ce111"/>
          <table:table-cell table:style-name="ce110" office:value-type="string" calcext:value-type="string">
            <text:p>Spielzeit</text:p>
          </table:table-cell>
          <table:table-cell table:style-name="ce110"/>
          <table:table-cell table:style-name="ce114" office:value-type="string" calcext:value-type="string">
            <text:p>Spielplan</text:p>
          </table:table-cell>
          <table:table-cell table:style-name="ce110"/>
          <table:table-cell table:style-name="ce111" table:number-columns-repeated="2"/>
          <table:table-cell table:number-columns-repeated="1017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7"/>
        </table:table-row>
        <table:table-row table:style-name="ro1">
          <table:table-cell table:style-name="ce112" table:formula="of:=[.A15]+[.$G$9]+[.$G$10]" office:value-type="time" office:time-value="PT09H13M00S" calcext:value-type="time">
            <text:p>09:13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0"/>
          <table:table-cell table:style-name="ce111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6]+[.$G$9]+[.$G$10]" office:value-type="time" office:time-value="PT09H26M00S" calcext:value-type="time">
            <text:p>09:26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7]+[.$G$9]+[.$G$10]" office:value-type="time" office:time-value="PT09H39M00S" calcext:value-type="time">
            <text:p>09:39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8]+[.$G$9]+[.$G$10]" office:value-type="time" office:time-value="PT09H52M00S" calcext:value-type="time">
            <text:p>09:52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0"/>
          <table:table-cell table:style-name="ce111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19]+[.$G$9]+[.$G$10]" office:value-type="time" office:time-value="PT10H05M00S" calcext:value-type="time">
            <text:p>10:05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0"/>
          <table:table-cell table:style-name="ce111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0]+[.$G$9]+[.$G$10]" office:value-type="time" office:time-value="PT10H18M00S" calcext:value-type="time">
            <text:p>10:18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0"/>
          <table:table-cell table:style-name="ce111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1]+[.$G$9]+[.$G$10]" office:value-type="time" office:time-value="PT10H31M00S" calcext:value-type="time">
            <text:p>10:31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0"/>
          <table:table-cell table:style-name="ce111"/>
          <table:table-cell table:number-columns-repeated="1017"/>
        </table:table-row>
        <table:table-row table:style-name="ro1">
          <table:table-cell table:style-name="ce112" table:formula="of:=[.A22]+[.$G$9]+[.$G$10]" office:value-type="time" office:time-value="PT10H44M00S" calcext:value-type="time">
            <text:p>10:44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0"/>
          <table:table-cell table:style-name="ce111"/>
          <table:table-cell table:number-columns-repeated="1017"/>
        </table:table-row>
        <table:table-row table:style-name="ro1">
          <table:table-cell table:style-name="ce112" table:formula="of:=[.A23]+[.$G$9]+[.$G$10]" office:value-type="time" office:time-value="PT10H57M00S" calcext:value-type="time">
            <text:p>10:57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0"/>
          <table:table-cell table:style-name="ce111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12" table:formula="of:=[.A25]+[.$G$11]+[.$G$12]" office:value-type="time" office:time-value="PT09H20M00S" calcext:value-type="time">
            <text:p>09:20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A26]+[.$G$11]+[.$G$12]*2" office:value-type="time" office:time-value="PT09H45M00S" calcext:value-type="time">
            <text:p>09:45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A27]+[.$G$11]+[.$G$12]" office:value-type="time" office:time-value="PT10H05M00S" calcext:value-type="time">
            <text:p>10:05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A28]+[.$G$11]+[.$G$12]*2" office:value-type="time" office:time-value="PT10H30M00S" calcext:value-type="time">
            <text:p>10:30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A29]+[.$G$11]+[.$G$12]" office:value-type="time" office:time-value="PT10H50M00S" calcext:value-type="time">
            <text:p>10:50:00</text:p>
          </table:table-cell>
          <table:table-cell table:style-name="ce112" table:formula="of:=[.$G$11]" office:value-type="time" office:time-value="PT00H15M00S" calcext:value-type="time">
            <text:p>0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1"/>
          <table:table-cell table:style-name="ce110"/>
          <table:table-cell table:style-name="ce111" table:number-columns-repeated="3"/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/>
          <table:table-cell table:style-name="ce110"/>
          <table:table-cell table:style-name="ce111" table:number-columns-repeated="3"/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$A$24]+[.$G$9]*2" office:value-type="time" office:time-value="PT11H17M00S" calcext:value-type="time">
            <text:p>11:17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0"/>
          <table:table-cell table:style-name="ce111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2" table:formula="of:=[.A33]+[.$G$9]+[.$G$10]" office:value-type="time" office:time-value="PT11H30M00S" calcext:value-type="time">
            <text:p>11:30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34]+[.$G$9]+[.$G$10]" office:value-type="time" office:time-value="PT11H43M00S" calcext:value-type="time">
            <text:p>11:43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35]+[.$G$9]+[.$G$10]" office:value-type="time" office:time-value="PT11H56M00S" calcext:value-type="time">
            <text:p>11:56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36]+[.$G$9]+[.$G$10]" office:value-type="time" office:time-value="PT12H09M00S" calcext:value-type="time">
            <text:p>12:09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37]+[.$G$9]+[.$G$10]" office:value-type="time" office:time-value="PT12H22M00S" calcext:value-type="time">
            <text:p>12:22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11"/>
          <table:table-cell table:style-name="ce110"/>
          <table:table-cell table:style-name="ce111" table:number-columns-repeated="3"/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$A$24]+[.$G$9]*2" office:value-type="time" office:time-value="PT11H17M00S" calcext:value-type="time">
            <text:p>11:17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1]" office:value-type="time" office:time-value="PT11H17M00S" calcext:value-type="time">
            <text:p>11:17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2]+[.$G$9]+[.$G$10]" office:value-type="time" office:time-value="PT11H30M00S" calcext:value-type="time">
            <text:p>11:30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3]" office:value-type="time" office:time-value="PT11H30M00S" calcext:value-type="time">
            <text:p>11:30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4]+[.$G$9]+[.$G$10]" office:value-type="time" office:time-value="PT11H43M00S" calcext:value-type="time">
            <text:p>11:43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5]+[.$G$9]+[.$G$10]" office:value-type="time" office:time-value="PT11H56M00S" calcext:value-type="time">
            <text:p>11:56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6]+[.$G$9]+[.$G$10]" office:value-type="time" office:time-value="PT12H09M00S" calcext:value-type="time">
            <text:p>12:09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>
          <table:table-cell table:style-name="ce112" table:formula="of:=[.A47]+[.$G$9]+[.$G$10]" office:value-type="time" office:time-value="PT12H22M00S" calcext:value-type="time">
            <text:p>12:22:00</text:p>
          </table:table-cell>
          <table:table-cell table:style-name="ce112" table:formula="of:=[.$G$9]" office:value-type="time" office:time-value="PT00H10M00S" calcext:value-type="time">
            <text:p>00:1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0"/>
          <table:table-cell table:style-name="ce111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117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115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0"/>
          <table:table-cell table:style-name="ce111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A" calcext:value-type="string">
            <text:p>A</text:p>
          </table:table-cell>
          <table:table-cell table:style-name="ce110" table:formula="of:=[.$N7]" office:value-type="string" office:string-value="F" calcext:value-type="string">
            <text:p>F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B" calcext:value-type="string">
            <text:p>B</text:p>
          </table:table-cell>
          <table:table-cell table:style-name="ce110" table:formula="of:=[.$N8]" office:value-type="string" office:string-value="G" calcext:value-type="string">
            <text:p>G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C" calcext:value-type="string">
            <text:p>C</text:p>
          </table:table-cell>
          <table:table-cell table:style-name="ce110" table:formula="of:=[.$N9]" office:value-type="string" office:string-value="H" calcext:value-type="string">
            <text:p>H</text:p>
          </table:table-cell>
          <table:table-cell table:style-name="ce110"/>
          <table:table-cell table:style-name="ce111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D" calcext:value-type="string">
            <text:p>D</text:p>
          </table:table-cell>
          <table:table-cell table:style-name="ce110" table:formula="of:=[.$N10]" office:value-type="string" office:string-value="I" calcext:value-type="string">
            <text:p>I</text:p>
          </table:table-cell>
          <table:table-cell table:style-name="ce110"/>
          <table:table-cell table:style-name="ce111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6]" office:value-type="string" office:string-value="E" calcext:value-type="string">
            <text:p>E</text:p>
          </table:table-cell>
          <table:table-cell table:style-name="ce110" table:formula="of:=[.$N11]" office:value-type="string" office:string-value="J" calcext:value-type="string">
            <text:p>J</text:p>
          </table:table-cell>
          <table:table-cell table:style-name="ce110"/>
          <table:table-cell table:style-name="ce111"/>
          <table:table-cell table:number-columns-repeated="1018"/>
        </table:table-row>
        <table:table-row table:style-name="ro1" table:number-rows-repeated="2">
          <table:table-cell table:style-name="ce110" table:number-columns-repeated="6"/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2"/>
          <table:table-cell table:style-name="ce112"/>
          <table:table-cell table:number-columns-repeated="1018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$L$2]" office:value-type="time" office:time-value="PT09H00M00S" calcext:value-type="time">
            <text:p>09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7]+[.$F$8]+[.$F$9]" office:value-type="time" office:time-value="PT09H15M00S" calcext:value-type="time">
            <text:p>09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0"/>
          <table:table-cell table:style-name="ce111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7]+[.$F$8]+[.$F$9]" office:value-type="time" office:time-value="PT09H15M00S" calcext:value-type="time">
            <text:p>09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0"/>
          <table:table-cell table:style-name="ce111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9]+[.$F$8]+[.$F$9]" office:value-type="time" office:time-value="PT09H30M00S" calcext:value-type="time">
            <text:p>09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9]+[.$F$8]+[.$F$9]" office:value-type="time" office:time-value="PT09H30M00S" calcext:value-type="time">
            <text:p>09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11]" office:value-type="string" office:string-value="J" calcext:value-type="string">
            <text:p>J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1]+[.$F$8]+[.$F$9]" office:value-type="time" office:time-value="PT09H45M00S" calcext:value-type="time">
            <text:p>09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1]+[.$F$8]+[.$F$9]" office:value-type="time" office:time-value="PT09H45M00S" calcext:value-type="time">
            <text:p>09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3]+[.$F$8]+[.$F$9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3]+[.$F$8]+[.$F$9]" office:value-type="time" office:time-value="PT10H00M00S" calcext:value-type="time">
            <text:p>10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formula="of:=[.$N$11]" office:value-type="string" office:string-value="J" calcext:value-type="string">
            <text:p>J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5]+[.$F$8]+[.$F$9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5]+[.$F$8]+[.$F$9]" office:value-type="time" office:time-value="PT10H15M00S" calcext:value-type="time">
            <text:p>10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7]+[.$F$8]+[.$F$9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7]+[.$F$8]+[.$F$9]" office:value-type="time" office:time-value="PT10H30M00S" calcext:value-type="time">
            <text:p>10:3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9]+[.$F$8]+[.$F$9]" office:value-type="time" office:time-value="PT10H45M00S" calcext:value-type="time">
            <text:p>10:4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formula="of:=[.$N$4]" office:value-type="string" office:string-value="C" calcext:value-type="string">
            <text:p>C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9]+[.$F$8]+[.$F$9]" office:value-type="time" office:time-value="PT10H45M00S" calcext:value-type="time">
            <text:p>10:4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11]" office:value-type="string" office:string-value="J" calcext:value-type="string">
            <text:p>J</text:p>
          </table:table-cell>
          <table:table-cell table:style-name="ce111" table:formula="of:=[.$N$9]" office:value-type="string" office:string-value="H" calcext:value-type="string">
            <text:p>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1]+[.$F$8]+[.$F$9]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2]" office:value-type="string" office:string-value="A" calcext:value-type="string">
            <text:p>A</text:p>
          </table:table-cell>
          <table:table-cell table:style-name="ce111" table:formula="of:=[.$N$5]" office:value-type="string" office:string-value="D" calcext:value-type="string">
            <text:p>D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1]+[.$F$8]+[.$F$9]" office:value-type="time" office:time-value="PT11H00M00S" calcext:value-type="time">
            <text:p>11:0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7]" office:value-type="string" office:string-value="F" calcext:value-type="string">
            <text:p>F</text:p>
          </table:table-cell>
          <table:table-cell table:style-name="ce111" table:formula="of:=[.$N$10]" office:value-type="string" office:string-value="I" calcext:value-type="string">
            <text:p>I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3]+[.$F$8]+[.$F$9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N$3]" office:value-type="string" office:string-value="B" calcext:value-type="string">
            <text:p>B</text:p>
          </table:table-cell>
          <table:table-cell table:style-name="ce111" table:formula="of:=[.$N$6]" office:value-type="string" office:string-value="E" calcext:value-type="string">
            <text:p>E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3]+[.$F$8]+[.$F$9]" office:value-type="time" office:time-value="PT11H15M00S" calcext:value-type="time">
            <text:p>11:1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N$8]" office:value-type="string" office:string-value="G" calcext:value-type="string">
            <text:p>G</text:p>
          </table:table-cell>
          <table:table-cell table:style-name="ce111" table:formula="of:=[.$N$11]" office:value-type="string" office:string-value="J" calcext:value-type="string">
            <text:p>J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/>
          <table:table-cell table:style-name="ce111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5]+[.$F$8]*2" office:value-type="time" office:time-value="PT11H35M00S" calcext:value-type="time">
            <text:p>11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1" table:formula="of:=[.$I$6]" office:value-type="string" office:string-value="b5" calcext:value-type="string">
            <text:p>b5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7]" office:value-type="time" office:time-value="PT11H35M00S" calcext:value-type="time">
            <text:p>11:3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8]+[.$F$8]+[.$F$9]" office:value-type="time" office:time-value="PT11H50M00S" calcext:value-type="time">
            <text:p>11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39]" office:value-type="time" office:time-value="PT11H50M00S" calcext:value-type="time">
            <text:p>11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40]+[.$F$8]+[.$F$9]" office:value-type="time" office:time-value="PT12H05M00S" calcext:value-type="time">
            <text:p>12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1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 table:formula="of:=[.A35]+[.$F$8]*2" office:value-type="time" office:time-value="PT11H35M00S" calcext:value-type="time">
            <text:p>11:3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office:value-type="string" calcext:value-type="string">
            <text:p>hf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4]" office:value-type="time" office:time-value="PT11H35M00S" calcext:value-type="time">
            <text:p>11:3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office:value-type="string" calcext:value-type="string">
            <text:p>hf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12" table:formula="of:=[.A45]+[.$F$8]+[.$F$9]" office:value-type="time" office:time-value="PT11H50M00S" calcext:value-type="time">
            <text:p>11:5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1" table:formula="of:=[.$I$6]" office:value-type="string" office:string-value="b5" calcext:value-type="string">
            <text:p>b5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5]+[.$F$8]+[.$F$9]" office:value-type="time" office:time-value="PT11H50M00S" calcext:value-type="time">
            <text:p>11:50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7]+[.$F$8]+[.$F$9]" office:value-type="time" office:time-value="PT12H05M00S" calcext:value-type="time">
            <text:p>12:05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7]+[.$F$8]+[.$F$9]" office:value-type="time" office:time-value="PT12H05M00S" calcext:value-type="time">
            <text:p>12:05:00</text:p>
          </table:table-cell>
          <table:table-cell table:style-name="ce111" table:formula="of:=[.$L$5]" office:value-type="string" office:string-value="Feld 2" calcext:value-type="string">
            <text:p>Feld 2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9]+[.$F$8]+[.$F$9]" office:value-type="time" office:time-value="PT12H20M00S" calcext:value-type="time">
            <text:p>12:20:00</text:p>
          </table:table-cell>
          <table:table-cell table:style-name="ce111" table:formula="of:=[.$L$4]" office:value-type="string" office:string-value="Feld 1" calcext:value-type="string">
            <text:p>Feld 1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1" table:number-columns-repeated="3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118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Gruppe A</text:p>
          </table:table-cell>
          <table:table-cell table:style-name="ce111" office:value-type="string" calcext:value-type="string">
            <text:p>Gruppe B</text:p>
          </table:table-cell>
          <table:table-cell table:style-name="ce110"/>
          <table:table-cell table:style-name="ce111"/>
          <table:table-cell table:style-name="ce119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SG Effeltrich/Poxdorf" calcext:value-type="string">
            <text:p>SG Effeltrich/Poxdorf</text:p>
          </table:table-cell>
          <table:table-cell table:style-name="ce110" table:formula="of:=[.$N6]" office:value-type="string" office:string-value="DJK-SV Sambach 2" calcext:value-type="string">
            <text:p>DJK-SV Sambach 2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DJK-SV Sambach 1" calcext:value-type="string">
            <text:p>DJK-SV Sambach 1</text:p>
          </table:table-cell>
          <table:table-cell table:style-name="ce110" table:formula="of:=[.$N7]" office:value-type="string" office:string-value="SG Gaustadt 2" calcext:value-type="string">
            <text:p>SG Gaustadt 2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SG Gaustadt 1" calcext:value-type="string">
            <text:p>SG Gaustadt 1</text:p>
          </table:table-cell>
          <table:table-cell table:style-name="ce110" table:formula="of:=[.$N8]" office:value-type="string" office:string-value="SG DJK Stappenbach" calcext:value-type="string">
            <text:p>SG DJK Stappenbach</text:p>
          </table:table-cell>
          <table:table-cell table:style-name="ce110"/>
          <table:table-cell table:style-name="ce111"/>
          <table:table-cell table:style-name="ce120"/>
          <table:table-cell table:number-columns-repeated="1017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DJK Don Bosco Bamberg" calcext:value-type="string">
            <text:p>DJK Don Bosco Bamberg</text:p>
          </table:table-cell>
          <table:table-cell table:style-name="ce110" table:formula="of:=[.$N9]" office:value-type="string" office:string-value="DJK Falke Nürnberg" calcext:value-type="string">
            <text:p>DJK Falke Nürnberg</text:p>
          </table:table-cell>
          <table:table-cell table:style-name="ce110"/>
          <table:table-cell table:style-name="ce111"/>
          <table:table-cell table:style-name="ce121"/>
          <table:table-cell table:number-columns-repeated="1017"/>
        </table:table-row>
        <table:table-row table:style-name="ro1">
          <table:table-cell table:style-name="ce110" table:number-columns-repeated="5"/>
          <table:table-cell table:style-name="ce111"/>
          <table:table-cell table:style-name="ce121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10" table:number-columns-repeated="4"/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$L$2]" office:value-type="time" office:time-value="PT14H00M00S" calcext:value-type="time">
            <text:p>14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2]" office:value-type="string" office:string-value="SG Effeltrich/Poxdorf" calcext:value-type="string">
            <text:p>SG Effeltrich/Poxdorf</text:p>
          </table:table-cell>
          <table:table-cell table:style-name="ce111" table:formula="of:=[.$N$3]" office:value-type="string" office:string-value="DJK-SV Sambach 1" calcext:value-type="string">
            <text:p>DJK-SV Sambach 1</text:p>
          </table:table-cell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$L$2]" office:value-type="time" office:time-value="PT14H00M00S" calcext:value-type="time">
            <text:p>14:0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5]" office:value-type="string" office:string-value="DJK Don Bosco Bamberg" calcext:value-type="string">
            <text:p>DJK Don Bosco Bamberg</text:p>
          </table:table-cell>
          <table:table-cell table:style-name="ce111" table:number-columns-repeated="2"/>
          <table:table-cell table:style-name="ce119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12" table:formula="of:=[.A16]+[.$F$8]+[.$F$9]" office:value-type="time" office:time-value="PT14H15M00S" calcext:value-type="time">
            <text:p>14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9]" office:value-type="string" office:string-value="DJK Falke Nürnberg" calcext:value-type="string">
            <text:p>DJK Falke Nürnberg</text:p>
          </table:table-cell>
          <table:table-cell table:style-name="ce111" table:formula="of:=[.$N$6]" office:value-type="string" office:string-value="DJK-SV Sambach 2" calcext:value-type="string">
            <text:p>DJK-SV Sambach 2</text:p>
          </table:table-cell>
          <table:table-cell table:style-name="ce110"/>
          <table:table-cell table:style-name="ce111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A17]" office:value-type="time" office:time-value="PT14H15M00S" calcext:value-type="time">
            <text:p>14:1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formula="of:=[.$N$8]" office:value-type="string" office:string-value="SG DJK Stappenbach" calcext:value-type="string">
            <text:p>SG DJK Stappenbach</text:p>
          </table:table-cell>
          <table:table-cell table:style-name="ce111" table:number-columns-repeated="2"/>
          <table:table-cell table:style-name="ce119"/>
          <table:table-cell table:number-columns-repeated="1017"/>
        </table:table-row>
        <table:table-row table:style-name="ro1">
          <table:table-cell table:style-name="ce112" table:formula="of:=[.A18]+[.$F$8]+[.$F$9]" office:value-type="time" office:time-value="PT14H30M00S" calcext:value-type="time">
            <text:p>14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5]" office:value-type="string" office:string-value="DJK Don Bosco Bamberg" calcext:value-type="string">
            <text:p>DJK Don Bosco Bamberg</text:p>
          </table:table-cell>
          <table:table-cell table:style-name="ce111" table:formula="of:=[.$N$2]" office:value-type="string" office:string-value="SG Effeltrich/Poxdorf" calcext:value-type="string">
            <text:p>SG Effeltrich/Poxdorf</text:p>
          </table:table-cell>
          <table:table-cell table:style-name="ce111" table:number-columns-repeated="2"/>
          <table:table-cell table:style-name="ce119"/>
          <table:table-cell table:number-columns-repeated="1017"/>
        </table:table-row>
        <table:table-row table:style-name="ro1">
          <table:table-cell table:style-name="ce112" table:formula="of:=[.A19]" office:value-type="time" office:time-value="PT14H30M00S" calcext:value-type="time">
            <text:p>14:3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3]" office:value-type="string" office:string-value="DJK-SV Sambach 1" calcext:value-type="string">
            <text:p>DJK-SV Sambach 1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style-name="ce119"/>
          <table:table-cell table:number-columns-repeated="1017"/>
        </table:table-row>
        <table:table-row table:style-name="ro1">
          <table:table-cell table:style-name="ce112" table:formula="of:=[.A20]+[.$F$8]+[.$F$9]" office:value-type="time" office:time-value="PT14H45M00S" calcext:value-type="time">
            <text:p>14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8]" office:value-type="string" office:string-value="SG DJK Stappenbach" calcext:value-type="string">
            <text:p>SG DJK Stappenbach</text:p>
          </table:table-cell>
          <table:table-cell table:style-name="ce111" table:formula="of:=[.$N$9]" office:value-type="string" office:string-value="DJK Falke Nürnberg" calcext:value-type="string">
            <text:p>DJK Falke Nürnberg</text:p>
          </table:table-cell>
          <table:table-cell table:style-name="ce110"/>
          <table:table-cell table:style-name="ce111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1]" office:value-type="time" office:time-value="PT14H45M00S" calcext:value-type="time">
            <text:p>14:4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6]" office:value-type="string" office:string-value="DJK-SV Sambach 2" calcext:value-type="string">
            <text:p>DJK-SV Sambach 2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style-name="ce119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2]+[.$F$8]+[.$F$9]" office:value-type="time" office:time-value="PT15H00M00S" calcext:value-type="time">
            <text:p>15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2]" office:value-type="string" office:string-value="SG Effeltrich/Poxdorf" calcext:value-type="string">
            <text:p>SG Effeltrich/Poxdorf</text:p>
          </table:table-cell>
          <table:table-cell table:style-name="ce111" table:number-columns-repeated="2"/>
          <table:table-cell table:style-name="ce119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3]" office:value-type="time" office:time-value="PT15H00M00S" calcext:value-type="time">
            <text:p>15:0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3]" office:value-type="string" office:string-value="DJK-SV Sambach 1" calcext:value-type="string">
            <text:p>DJK-SV Sambach 1</text:p>
          </table:table-cell>
          <table:table-cell table:style-name="ce111" table:formula="of:=[.$N$5]" office:value-type="string" office:string-value="DJK Don Bosco Bamberg" calcext:value-type="string">
            <text:p>DJK Don Bosco Bamberg</text:p>
          </table:table-cell>
          <table:table-cell table:style-name="ce111" table:number-columns-repeated="2"/>
          <table:table-cell table:style-name="ce119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4]+[.$F$8]+[.$F$9]" office:value-type="time" office:time-value="PT15H15M00S" calcext:value-type="time">
            <text:p>15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formula="of:=[.$N$9]" office:value-type="string" office:string-value="DJK Falke Nürnberg" calcext:value-type="string">
            <text:p>DJK Falke Nürnberg</text:p>
          </table:table-cell>
          <table:table-cell table:style-name="ce110"/>
          <table:table-cell table:style-name="ce111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5]" office:value-type="time" office:time-value="PT15H15M00S" calcext:value-type="time">
            <text:p>15:1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N$6]" office:value-type="string" office:string-value="DJK-SV Sambach 2" calcext:value-type="string">
            <text:p>DJK-SV Sambach 2</text:p>
          </table:table-cell>
          <table:table-cell table:style-name="ce111" table:formula="of:=[.$N$8]" office:value-type="string" office:string-value="SG DJK Stappenbach" calcext:value-type="string">
            <text:p>SG DJK Stappenbach</text:p>
          </table:table-cell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1" table:number-columns-repeated="6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$A26]+[.$F$8]*2" office:value-type="time" office:time-value="PT15H39M00S" calcext:value-type="time">
            <text:p>15:39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A28]" office:value-type="time" office:time-value="PT15H39M00S" calcext:value-type="time">
            <text:p>15:39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$A28]+[.$F$8]*2" office:value-type="time" office:time-value="PT16H03M00S" calcext:value-type="time">
            <text:p>16:03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style-name="ce119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12" table:formula="of:=[.A30]" office:value-type="time" office:time-value="PT16H03M00S" calcext:value-type="time">
            <text:p>16:03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number-columns-repeated="2"/>
          <table:table-cell table:style-name="ce119"/>
          <table:table-cell table:number-columns-repeated="1017"/>
        </table:table-row>
        <table:table-row table:style-name="ro1">
          <table:table-cell table:style-name="ce119" table:number-columns-repeated="7"/>
          <table:table-cell table:number-columns-repeated="1017"/>
        </table:table-row>
        <table:table-row table:style-name="ro1" table:number-rows-repeated="2">
          <table:table-cell table:style-name="ce119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120"/>
          <table:table-cell table:style-name="ce119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0"/>
          <table:table-cell table:style-name="ce119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120"/>
          <table:table-cell table:style-name="ce119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112"/>
          <table:table-cell table:style-name="ce111" table:number-columns-repeated="6"/>
          <table:table-cell table:number-columns-repeated="1017"/>
        </table:table-row>
        <table:table-row table:style-name="ro3">
          <table:table-cell table:style-name="ce115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1" table:default-cell-style-name="ce113"/>
        <table:table-column table:style-name="co5" table:number-columns-repeated="1017" table:default-cell-style-name="ce113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15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Name</text:p>
          </table:table-cell>
          <table:table-cell table:style-name="ce111"/>
          <table:table-cell table:style-name="ce110" table:number-columns-repeated="2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SG Gaustadt 4</text:p>
          </table:table-cell>
          <table:table-cell table:style-name="ce111"/>
          <table:table-cell table:style-name="ce110" table:number-columns-repeated="2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SG Walberla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/>
          <table:table-cell table:style-name="ce111"/>
          <table:table-cell table:style-name="ce111" office:value-type="string" calcext:value-type="string">
            <text:p>SG Gaustadt 3</text:p>
          </table:table-cell>
          <table:table-cell table:style-name="ce110"/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DJK-SV Sambach</text:p>
          </table:table-cell>
          <table:table-cell table:style-name="ce11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SG Gaustadt 5 - Bischberg</text:p>
          </table:table-cell>
          <table:table-cell table:style-name="ce110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0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4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12" table:formula="of:=[.$L$2]" office:value-type="time" office:time-value="PT10H00M00S" calcext:value-type="time">
            <text:p>10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8]" office:value-type="string" office:string-value="SG Gaustadt 4" calcext:value-type="string">
            <text:p>SG Gaustadt 4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A16]+[.$F$15]+[.$F$14]" office:value-type="time" office:time-value="PT10H15M00S" calcext:value-type="time">
            <text:p>10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1]" office:value-type="string" office:string-value="DJK-SV Sambach" calcext:value-type="string">
            <text:p>DJK-SV Sambach</text:p>
          </table:table-cell>
          <table:table-cell table:style-name="ce111" table:formula="of:=[.$C$10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A17]+[.$F$15]+[.$F$14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2]" office:value-type="string" office:string-value="SG Gaustadt 5 - Bischberg" calcext:value-type="string">
            <text:p>SG Gaustadt 5 - Bischberg</text:p>
          </table:table-cell>
          <table:table-cell table:style-name="ce111" table:formula="of:=[.$C$8]" office:value-type="string" office:string-value="SG Gaustadt 4" calcext:value-type="string">
            <text:p>SG Gaustadt 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+[.$F$15]+[.$F$14]" office:value-type="time" office:time-value="PT10H45M00S" calcext:value-type="time">
            <text:p>10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0]" office:value-type="string" office:string-value="SG Gaustadt 3" calcext:value-type="string">
            <text:p>SG Gaustadt 3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9]+[.$F$15]+[.$F$14]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1]" office:value-type="string" office:string-value="DJK-SV Sambach" calcext:value-type="string">
            <text:p>DJK-SV Sambach</text:p>
          </table:table-cell>
          <table:table-cell table:style-name="ce111" table:formula="of:=[.$C$12]" office:value-type="string" office:string-value="SG Gaustadt 5 - Bischberg" calcext:value-type="string">
            <text:p>SG Gaustadt 5 - Bisch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15]+[.$F$14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0]" office:value-type="string" office:string-value="SG Gaustadt 3" calcext:value-type="string">
            <text:p>SG Gaustadt 3</text:p>
          </table:table-cell>
          <table:table-cell table:style-name="ce111" table:formula="of:=[.$C$8]" office:value-type="string" office:string-value="SG Gaustadt 4" calcext:value-type="string">
            <text:p>SG Gaustadt 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1]+[.$F$15]+[.$F$14]" office:value-type="time" office:time-value="PT11H30M00S" calcext:value-type="time">
            <text:p>11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1" table:formula="of:=[.$C$11]" office:value-type="string" office:string-value="DJK-SV Sambach" calcext:value-type="string">
            <text:p>DJK-SV Sambac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2]+[.$F$15]+[.$F$14]" office:value-type="time" office:time-value="PT11H45M00S" calcext:value-type="time">
            <text:p>11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2]" office:value-type="string" office:string-value="SG Gaustadt 5 - Bischberg" calcext:value-type="string">
            <text:p>SG Gaustadt 5 - Bischberg</text:p>
          </table:table-cell>
          <table:table-cell table:style-name="ce111" table:formula="of:=[.$C$10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3]+[.$F$15]+[.$F$14]" office:value-type="time" office:time-value="PT12H00M00S" calcext:value-type="time">
            <text:p>12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8]" office:value-type="string" office:string-value="SG Gaustadt 4" calcext:value-type="string">
            <text:p>SG Gaustadt 4</text:p>
          </table:table-cell>
          <table:table-cell table:style-name="ce111" table:formula="of:=[.$C$11]" office:value-type="string" office:string-value="DJK-SV Sambach" calcext:value-type="string">
            <text:p>DJK-SV Sambac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4]+[.$F$15]+[.$F$14]" office:value-type="time" office:time-value="PT12H15M00S" calcext:value-type="time">
            <text:p>12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1" table:formula="of:=[.$C$12]" office:value-type="string" office:string-value="SG Gaustadt 5 - Bischberg" calcext:value-type="string">
            <text:p>SG Gaustadt 5 - Bisch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119" table:number-columns-repeated="5"/>
          <table:table-cell table:number-columns-repeated="1018"/>
        </table:table-row>
        <table:table-row table:style-name="ro1" table:number-rows-repeated="10">
          <table:table-cell table:style-name="ce120"/>
          <table:table-cell table:style-name="ce119" table:number-columns-repeated="5"/>
          <table:table-cell table:number-columns-repeated="1018"/>
        </table:table-row>
        <table:table-row table:style-name="ro1">
          <table:table-cell table:style-name="ce119" table:number-columns-repeated="6"/>
          <table:table-cell table:number-columns-repeated="1018"/>
        </table:table-row>
        <table:table-row table:style-name="ro1" table:number-rows-repeated="3">
          <table:table-cell table:style-name="ce120"/>
          <table:table-cell table:style-name="ce119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13"/>
        <table:table-column table:style-name="co32" table:default-cell-style-name="ce113"/>
        <table:table-column table:style-name="co33" table:default-cell-style-name="ce113"/>
        <table:table-column table:style-name="co1" table:number-columns-repeated="7" table:default-cell-style-name="ce113"/>
        <table:table-column table:style-name="co5" table:number-columns-repeated="1013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15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122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3"/>
          <table:table-cell table:style-name="ce111" table:number-columns-repeated="3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0"/>
          <table:table-cell table:style-name="ce11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L$2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8]" office:value-type="string" office:string-value="SG Effeltrich/Poxdorf" calcext:value-type="string">
            <text:p>SG Effeltrich/Poxdorf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19]" office:value-type="time" office:time-value="PT10H30M00S" calcext:value-type="time">
            <text:p>10:3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19]+[.$F$16]+[.$F$17]" office:value-type="time" office:time-value="PT10H45M00S" calcext:value-type="time">
            <text:p>10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2]" office:value-type="string" office:string-value="SG Gaustadt 2" calcext:value-type="string">
            <text:p>SG Gaustadt 2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1]" office:value-type="time" office:time-value="PT10H45M00S" calcext:value-type="time">
            <text:p>10:4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formula="of:=[.$C$8]" office:value-type="string" office:string-value="SG Effeltrich/Poxdorf" calcext:value-type="string">
            <text:p>SG Effeltrich/Poxdorf</text:p>
          </table:table-cell>
          <table:table-cell table:style-name="ce111" table:number-columns-repeated="2"/>
          <table:table-cell table:number-columns-repeated="3"/>
          <table:table-cell table:style-name="ce115"/>
          <table:table-cell table:number-columns-repeated="1014"/>
        </table:table-row>
        <table:table-row table:style-name="ro1">
          <table:table-cell table:style-name="ce112" table:formula="of:=[.$A21]+[.$F$16]+[.$F$17]" office:value-type="time" office:time-value="PT11H00M00S" calcext:value-type="time">
            <text:p>11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3]" office:value-type="time" office:time-value="PT11H00M00S" calcext:value-type="time">
            <text:p>11:0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formula="of:=[.$C$12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3]+[.$F$16]+[.$F$17]" office:value-type="time" office:time-value="PT11H15M00S" calcext:value-type="time">
            <text:p>11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formula="of:=[.$C$8]" office:value-type="string" office:string-value="SG Effeltrich/Poxdorf" calcext:value-type="string">
            <text:p>SG Effeltrich/Poxdor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5]" office:value-type="time" office:time-value="PT11H15M00S" calcext:value-type="time">
            <text:p>11:1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5]+[.$F$16]+[.$F$17]" office:value-type="time" office:time-value="PT11H30M00S" calcext:value-type="time">
            <text:p>11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7]" office:value-type="time" office:time-value="PT11H30M00S" calcext:value-type="time">
            <text:p>11:3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2]" office:value-type="string" office:string-value="SG Gaustadt 2" calcext:value-type="string">
            <text:p>SG Gaustadt 2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7]+[.$F$16]+[.$F$17]" office:value-type="time" office:time-value="PT11H45M00S" calcext:value-type="time">
            <text:p>11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9]" office:value-type="time" office:time-value="PT11H45M00S" calcext:value-type="time">
            <text:p>11:4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8]" office:value-type="string" office:string-value="SG Effeltrich/Poxdorf" calcext:value-type="string">
            <text:p>SG Effeltrich/Poxdorf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9]+[.$F$16]+[.$F$17]" office:value-type="time" office:time-value="PT12H00M00S" calcext:value-type="time">
            <text:p>12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formula="of:=[.$C$12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1]" office:value-type="time" office:time-value="PT12H00M00S" calcext:value-type="time">
            <text:p>12:0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1]+[.$F$16]+[.$F$17]" office:value-type="time" office:time-value="PT12H15M00S" calcext:value-type="time">
            <text:p>12:1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3]" office:value-type="time" office:time-value="PT12H15M00S" calcext:value-type="time">
            <text:p>12:1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formula="of:=[.$C$8]" office:value-type="string" office:string-value="SG Effeltrich/Poxdorf" calcext:value-type="string">
            <text:p>SG Effeltrich/Poxdor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3]+[.$F$16]+[.$F$17]" office:value-type="time" office:time-value="PT12H30M00S" calcext:value-type="time">
            <text:p>12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formula="of:=[.$C$11]" office:value-type="string" office:string-value="DJK Falke Nürnberg 1" calcext:value-type="string">
            <text:p>DJK Falke Nürnberg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5]" office:value-type="time" office:time-value="PT12H30M00S" calcext:value-type="time">
            <text:p>12:30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2]" office:value-type="string" office:string-value="SG Gaustadt 2" calcext:value-type="string">
            <text:p>SG Gaustadt 2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5]+[.$F$16]+[.$F$17]" office:value-type="time" office:time-value="PT12H45M00S" calcext:value-type="time">
            <text:p>12:45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0" table:formula="of:=[.$C$8]" office:value-type="string" office:string-value="SG Effeltrich/Poxdorf" calcext:value-type="string">
            <text:p>SG Effeltrich/Poxdorf</text:p>
          </table:table-cell>
          <table:table-cell table:style-name="ce110" table:formula="of:=[.$C$12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7]" office:value-type="time" office:time-value="PT12H45M00S" calcext:value-type="time">
            <text:p>12:45:00</text:p>
          </table:table-cell>
          <table:table-cell table:style-name="ce111" table:formula="of:=[.$L$5]" office:value-type="string" office:string-value="weiß" calcext:value-type="string">
            <text:p>weiß</text:p>
          </table:table-cell>
          <table:table-cell table:style-name="ce111" table:formula="of:=[.$C$13]" office:value-type="string" office:string-value="DJK Königsfeld" calcext:value-type="string">
            <text:p>DJK Königsfeld</text:p>
          </table:table-cell>
          <table:table-cell table:style-name="ce111" table:formula="of:=[.$C$10]" office:value-type="string" office:string-value="DJK Don Bosco Bamberg 2" calcext:value-type="string">
            <text:p>DJK Don Bosco Bamberg 2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$A37]+[.$F$16]+[.$F$17]" office:value-type="time" office:time-value="PT13H00M00S" calcext:value-type="time">
            <text:p>13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4]" office:value-type="string" office:string-value="SG Walberla" calcext:value-type="string">
            <text:p>SG Walberla</text:p>
          </table:table-cell>
          <table:table-cell table:style-name="ce111" table:formula="of:=[.$C$9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1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115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13"/>
        <table:table-column table:style-name="co34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default-cell-style-name="ce113"/>
        <table:table-column table:style-name="co1" table:number-columns-repeated="4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11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118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Gruppe A</text:p>
          </table:table-cell>
          <table:table-cell table:style-name="ce111" office:value-type="string" calcext:value-type="string">
            <text:p>Gruppe B</text:p>
          </table:table-cell>
          <table:table-cell table:style-name="ce111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SG Gaustadt 1" calcext:value-type="string">
            <text:p>SG Gaustadt 1</text:p>
          </table:table-cell>
          <table:table-cell table:style-name="ce110" table:formula="of:=[.$N6]" office:value-type="string" office:string-value="SG Gaustadt 2" calcext:value-type="string">
            <text:p>SG Gaustadt 2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DJK Don Bosco Bamberg 2" calcext:value-type="string">
            <text:p>DJK Don Bosco Bamberg 2</text:p>
          </table:table-cell>
          <table:table-cell table:style-name="ce110" table:formula="of:=[.$N7]" office:value-type="string" office:string-value="SG Walberla 2" calcext:value-type="string">
            <text:p>SG Walberla 2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SG Walberla 1" calcext:value-type="string">
            <text:p>SG Walberla 1</text:p>
          </table:table-cell>
          <table:table-cell table:style-name="ce110" table:formula="of:=[.$N8]" office:value-type="string" office:string-value="DJK Königsfeld" calcext:value-type="string">
            <text:p>DJK Königsfeld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DJK Falke Nürnberg" calcext:value-type="string">
            <text:p>DJK Falke Nürnberg</text:p>
          </table:table-cell>
          <table:table-cell table:style-name="ce110" table:formula="of:=[.$N9]" office:value-type="string" office:string-value="SG DJK Stappenbach" calcext:value-type="string">
            <text:p>SG DJK Stappenbach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0" table:number-columns-repeated="4"/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1" table:number-columns-repeated="2"/>
          <table:table-cell table:style-name="ce114"/>
          <table:table-cell table:style-name="ce111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$L$2]" office:value-type="time" office:time-value="PT10H30M00S" calcext:value-type="time">
            <text:p>10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Gaustadt 1" calcext:value-type="string">
            <text:p>SG Gaustadt 1</text:p>
          </table:table-cell>
          <table:table-cell table:style-name="ce111" table:formula="of:=[.$N$3]" office:value-type="string" office:string-value="DJK Don Bosco Bamberg 2" calcext:value-type="string">
            <text:p>DJK Don Bosco Bamberg 2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$L$2]" office:value-type="time" office:time-value="PT10H30M00S" calcext:value-type="time">
            <text:p>10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4]" office:value-type="string" office:string-value="SG Walberla 1" calcext:value-type="string">
            <text:p>SG Walberla 1</text:p>
          </table:table-cell>
          <table:table-cell table:style-name="ce111" table:formula="of:=[.$N$5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16]+[.$F$8]+[.$F$9]" office:value-type="time" office:time-value="PT10H48M00S" calcext:value-type="time">
            <text:p>10:48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6]" office:value-type="string" office:string-value="SG Gaustadt 2" calcext:value-type="string">
            <text:p>SG Gaustadt 2</text:p>
          </table:table-cell>
          <table:table-cell table:style-name="ce111" table:formula="of:=[.$N$7]" office:value-type="string" office:string-value="SG Walberla 2" calcext:value-type="string">
            <text:p>SG Walberla 2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16]+[.$F$8]+[.$F$9]" office:value-type="time" office:time-value="PT10H48M00S" calcext:value-type="time">
            <text:p>10:48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8]" office:value-type="string" office:string-value="DJK Königsfeld" calcext:value-type="string">
            <text:p>DJK Königsfeld</text:p>
          </table:table-cell>
          <table:table-cell table:style-name="ce111" table:formula="of:=[.$N$9]" office:value-type="string" office:string-value="SG DJK Stappenbach" calcext:value-type="string">
            <text:p>SG DJK Stappenbach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18]+[.$F$8]+[.$F$9]" office:value-type="time" office:time-value="PT11H06M00S" calcext:value-type="time">
            <text:p>11:06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5]" office:value-type="string" office:string-value="DJK Falke Nürnberg" calcext:value-type="string">
            <text:p>DJK Falke Nürnberg</text:p>
          </table:table-cell>
          <table:table-cell table:style-name="ce111" table:formula="of:=[.$N$2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18]+[.$F$8]+[.$F$9]" office:value-type="time" office:time-value="PT11H06M00S" calcext:value-type="time">
            <text:p>11:06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3]" office:value-type="string" office:string-value="DJK Don Bosco Bamberg 2" calcext:value-type="string">
            <text:p>DJK Don Bosco Bamberg 2</text:p>
          </table:table-cell>
          <table:table-cell table:style-name="ce111" table:formula="of:=[.$N$4]" office:value-type="string" office:string-value="SG Walberla 1" calcext:value-type="string">
            <text:p>SG Walberla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8]+[.$F$9]" office:value-type="time" office:time-value="PT11H24M00S" calcext:value-type="time">
            <text:p>11:24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9]" office:value-type="string" office:string-value="SG DJK Stappenbach" calcext:value-type="string">
            <text:p>SG DJK Stappenbach</text:p>
          </table:table-cell>
          <table:table-cell table:style-name="ce111" table:formula="of:=[.$N$6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8]+[.$F$9]" office:value-type="time" office:time-value="PT11H24M00S" calcext:value-type="time">
            <text:p>11:24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 2" calcext:value-type="string">
            <text:p>SG Walberla 2</text:p>
          </table:table-cell>
          <table:table-cell table:style-name="ce111" table:formula="of:=[.$N$8]" office:value-type="string" office:string-value="DJK Königsfeld" calcext:value-type="string">
            <text:p>DJK Königsfeld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22]+[.$F$8]+[.$F$9]" office:value-type="time" office:time-value="PT11H42M00S" calcext:value-type="time">
            <text:p>11:42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SG Walberla 1" calcext:value-type="string">
            <text:p>SG Walberla 1</text:p>
          </table:table-cell>
          <table:table-cell table:style-name="ce111" table:formula="of:=[.$N$2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22]+[.$F$8]+[.$F$9]" office:value-type="time" office:time-value="PT11H42M00S" calcext:value-type="time">
            <text:p>11:42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3]" office:value-type="string" office:string-value="DJK Don Bosco Bamberg 2" calcext:value-type="string">
            <text:p>DJK Don Bosco Bamberg 2</text:p>
          </table:table-cell>
          <table:table-cell table:style-name="ce111" table:formula="of:=[.$N$5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24]+[.$F$8]+[.$F$9]" office:value-type="time" office:time-value="PT12H00M00S" calcext:value-type="time">
            <text:p>12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8]" office:value-type="string" office:string-value="DJK Königsfeld" calcext:value-type="string">
            <text:p>DJK Königsfeld</text:p>
          </table:table-cell>
          <table:table-cell table:style-name="ce111" table:formula="of:=[.$N$6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2" table:formula="of:=[.A24]+[.$F$8]+[.$F$9]" office:value-type="time" office:time-value="PT12H00M00S" calcext:value-type="time">
            <text:p>12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 2" calcext:value-type="string">
            <text:p>SG Walberla 2</text:p>
          </table:table-cell>
          <table:table-cell table:style-name="ce111" table:formula="of:=[.$N$9]" office:value-type="string" office:string-value="SG DJK Stappenbach" calcext:value-type="string">
            <text:p>SG DJK Stappenbach</text:p>
          </table:table-cell>
          <table:table-cell table:style-name="ce111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/>
          <table:table-cell table:style-name="ce111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6]+[.$F$8]*2" office:value-type="time" office:time-value="PT12H30M00S" calcext:value-type="time">
            <text:p>12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29]" office:value-type="time" office:time-value="PT12H30M00S" calcext:value-type="time">
            <text:p>12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30]+[.$F$8]+[.$F$9]" office:value-type="time" office:time-value="PT12H48M00S" calcext:value-type="time">
            <text:p>12:48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30]+[.$F$8]+[.$F$9]" office:value-type="time" office:time-value="PT12H48M00S" calcext:value-type="time">
            <text:p>12:48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2" table:formula="of:=[.A32]+[.$F$8]+[.$F$9]" office:value-type="time" office:time-value="PT13H06M00S" calcext:value-type="time">
            <text:p>13:06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2]+[.$F$8]+[.$F$9]" office:value-type="time" office:time-value="PT13H06M00S" calcext:value-type="time">
            <text:p>13:06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25" table:default-cell-style-name="ce113"/>
        <table:table-column table:style-name="co42" table:default-cell-style-name="ce113"/>
        <table:table-column table:style-name="co1" table:number-columns-repeated="4" table:default-cell-style-name="ce113"/>
        <table:table-column table:style-name="co5" table:number-columns-repeated="1014" table:default-cell-style-name="ce113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5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1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124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1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SG Walberla 1" calcext:value-type="string">
            <text:p>SG Walberla 1</text:p>
          </table:table-cell>
          <table:table-cell table:style-name="ce110" table:formula="of:=[.$N7]" office:value-type="string" office:string-value="SG Gaustadt 2" calcext:value-type="string">
            <text:p>SG Gaustadt 2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SG Sambach" calcext:value-type="string">
            <text:p>SG Sambach</text:p>
          </table:table-cell>
          <table:table-cell table:style-name="ce110" table:formula="of:=[.$N8]" office:value-type="string" office:string-value="SG Walberla 2" calcext:value-type="string">
            <text:p>SG Walberla 2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DJK Don Bosco Bamberg 3" calcext:value-type="string">
            <text:p>DJK Don Bosco Bamberg 3</text:p>
          </table:table-cell>
          <table:table-cell table:style-name="ce110" table:formula="of:=[.$N9]" office:value-type="string" office:string-value="DJK Falke Nürnberg 1" calcext:value-type="string">
            <text:p>DJK Falke Nürnberg 1</text:p>
          </table:table-cell>
          <table:table-cell table:style-name="ce111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5]" office:value-type="string" office:string-value="SG Gaustadt 1" calcext:value-type="string">
            <text:p>SG Gaustadt 1</text:p>
          </table:table-cell>
          <table:table-cell table:style-name="ce110" table:formula="of:=[.$N10]" office:value-type="string" office:string-value="DJK Don Bosco Bamberg 4" calcext:value-type="string">
            <text:p>DJK Don Bosco Bamberg 4</text:p>
          </table:table-cell>
          <table:table-cell table:style-name="ce111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6]" office:value-type="string" office:string-value="SG Gaustadt 3" calcext:value-type="string">
            <text:p>SG Gaustadt 3</text:p>
          </table:table-cell>
          <table:table-cell table:style-name="ce110" table:formula="of:=[.$N11]" office:value-type="string" office:string-value="SG Gaustadt 4" calcext:value-type="string">
            <text:p>SG Gaustadt 4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2">
          <table:table-cell table:style-name="ce110" table:number-columns-repeated="4"/>
          <table:table-cell table:style-name="ce111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2"/>
          <table:table-cell table:style-name="ce1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2" table:formula="of:=[.$L$2]" office:value-type="time" office:time-value="PT12H45M00S" calcext:value-type="time">
            <text:p>12:45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Walberla 1" calcext:value-type="string">
            <text:p>SG Walberla 1</text:p>
          </table:table-cell>
          <table:table-cell table:style-name="ce111" table:formula="of:=[.$N$3]" office:value-type="string" office:string-value="SG Sambach" calcext:value-type="string">
            <text:p>SG Sambach</text:p>
          </table:table-cell>
          <table:table-cell table:style-name="ce111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2" table:formula="of:=[.$L$2]" office:value-type="time" office:time-value="PT12H45M00S" calcext:value-type="time">
            <text:p>12:45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formula="of:=[.$N$8]" office:value-type="string" office:string-value="SG Walberla 2" calcext:value-type="string">
            <text:p>SG Walberla 2</text:p>
          </table:table-cell>
          <table:table-cell table:style-name="ce111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2" table:formula="of:=[.A17]+[.$F$8]+[.$F$9]" office:value-type="time" office:time-value="PT13H00M00S" calcext:value-type="time">
            <text:p>13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5]" office:value-type="string" office:string-value="SG Gaustadt 1" calcext:value-type="string">
            <text:p>SG Gaustadt 1</text:p>
          </table:table-cell>
          <table:table-cell table:style-name="ce111" table:formula="of:=[.$N$4]" office:value-type="string" office:string-value="DJK Don Bosco Bamberg 3" calcext:value-type="string">
            <text:p>DJK Don Bosco Bamberg 3</text:p>
          </table:table-cell>
          <table:table-cell table:style-name="ce110"/>
          <table:table-cell table:style-name="ce111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2" table:formula="of:=[.A17]+[.$F$8]+[.$F$9]" office:value-type="time" office:time-value="PT13H00M00S" calcext:value-type="time">
            <text:p>13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10]" office:value-type="string" office:string-value="DJK Don Bosco Bamberg 4" calcext:value-type="string">
            <text:p>DJK Don Bosco Bamberg 4</text:p>
          </table:table-cell>
          <table:table-cell table:style-name="ce111" table:formula="of:=[.$N$9]" office:value-type="string" office:string-value="DJK Falke Nürnberg 1" calcext:value-type="string">
            <text:p>DJK Falke Nürnberg 1</text:p>
          </table:table-cell>
          <table:table-cell table:style-name="ce110"/>
          <table:table-cell table:style-name="ce111"/>
          <table:table-cell table:number-columns-repeated="1018"/>
        </table:table-row>
        <table:table-row table:style-name="ro1">
          <table:table-cell table:style-name="ce112" table:formula="of:=[.A19]+[.$F$8]+[.$F$9]" office:value-type="time" office:time-value="PT13H15M00S" calcext:value-type="time">
            <text:p>13:15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6]" office:value-type="string" office:string-value="SG Gaustadt 3" calcext:value-type="string">
            <text:p>SG Gaustadt 3</text:p>
          </table:table-cell>
          <table:table-cell table:style-name="ce111" table:formula="of:=[.$N$2]" office:value-type="string" office:string-value="SG Walberla 1" calcext:value-type="string">
            <text:p>SG Walberla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9]+[.$F$8]+[.$F$9]" office:value-type="time" office:time-value="PT13H15M00S" calcext:value-type="time">
            <text:p>13:15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11]" office:value-type="string" office:string-value="SG Gaustadt 4" calcext:value-type="string">
            <text:p>SG Gaustadt 4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A21]+[.$F$8]+[.$F$9]" office:value-type="time" office:time-value="PT13H30M00S" calcext:value-type="time">
            <text:p>13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DJK Don Bosco Bamberg 3" calcext:value-type="string">
            <text:p>DJK Don Bosco Bamberg 3</text:p>
          </table:table-cell>
          <table:table-cell table:style-name="ce111" table:formula="of:=[.$N$3]" office:value-type="string" office:string-value="SG Sambach" calcext:value-type="string">
            <text:p>SG Sambac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1]+[.$F$8]+[.$F$9]" office:value-type="time" office:time-value="PT13H30M00S" calcext:value-type="time">
            <text:p>13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9]" office:value-type="string" office:string-value="DJK Falke Nürnberg 1" calcext:value-type="string">
            <text:p>DJK Falke Nürnberg 1</text:p>
          </table:table-cell>
          <table:table-cell table:style-name="ce111" table:formula="of:=[.$N$8]" office:value-type="string" office:string-value="SG Walberla 2" calcext:value-type="string">
            <text:p>SG Walberla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3]+[.$F$8]+[.$F$9]" office:value-type="time" office:time-value="PT13H45M00S" calcext:value-type="time">
            <text:p>13:45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5]" office:value-type="string" office:string-value="SG Gaustadt 1" calcext:value-type="string">
            <text:p>SG Gaustadt 1</text:p>
          </table:table-cell>
          <table:table-cell table:style-name="ce111" table:formula="of:=[.$N$6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3]+[.$F$8]+[.$F$9]" office:value-type="time" office:time-value="PT13H45M00S" calcext:value-type="time">
            <text:p>13:45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10]" office:value-type="string" office:string-value="DJK Don Bosco Bamberg 4" calcext:value-type="string">
            <text:p>DJK Don Bosco Bamberg 4</text:p>
          </table:table-cell>
          <table:table-cell table:style-name="ce111" table:formula="of:=[.$N$11]" office:value-type="string" office:string-value="SG Gaustadt 4" calcext:value-type="string">
            <text:p>SG Gaustadt 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5]+[.$F$8]+[.$F$9]" office:value-type="time" office:time-value="PT14H00M00S" calcext:value-type="time">
            <text:p>14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DJK Don Bosco Bamberg 3" calcext:value-type="string">
            <text:p>DJK Don Bosco Bamberg 3</text:p>
          </table:table-cell>
          <table:table-cell table:style-name="ce111" table:formula="of:=[.$N$2]" office:value-type="string" office:string-value="SG Walberla 1" calcext:value-type="string">
            <text:p>SG Walberla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5]+[.$F$8]+[.$F$9]" office:value-type="time" office:time-value="PT14H00M00S" calcext:value-type="time">
            <text:p>14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9]" office:value-type="string" office:string-value="DJK Falke Nürnberg 1" calcext:value-type="string">
            <text:p>DJK Falke Nürnberg 1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12" table:formula="of:=[.A27]+[.$F$8]+[.$F$9]" office:value-type="time" office:time-value="PT14H15M00S" calcext:value-type="time">
            <text:p>14:15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SG Sambach" calcext:value-type="string">
            <text:p>SG Sambach</text:p>
          </table:table-cell>
          <table:table-cell table:style-name="ce111" table:formula="of:=[.$N$5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7]+[.$F$8]+[.$F$9]" office:value-type="time" office:time-value="PT14H15M00S" calcext:value-type="time">
            <text:p>14:15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8]" office:value-type="string" office:string-value="SG Walberla 2" calcext:value-type="string">
            <text:p>SG Walberla 2</text:p>
          </table:table-cell>
          <table:table-cell table:style-name="ce111" table:formula="of:=[.$N$10]" office:value-type="string" office:string-value="DJK Don Bosco Bamberg 4" calcext:value-type="string">
            <text:p>DJK Don Bosco Bamberg 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9]+[.$F$8]+[.$F$9]" office:value-type="time" office:time-value="PT14H30M00S" calcext:value-type="time">
            <text:p>14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6]" office:value-type="string" office:string-value="SG Gaustadt 3" calcext:value-type="string">
            <text:p>SG Gaustadt 3</text:p>
          </table:table-cell>
          <table:table-cell table:style-name="ce111" table:formula="of:=[.$N$4]" office:value-type="string" office:string-value="DJK Don Bosco Bamberg 3" calcext:value-type="string">
            <text:p>DJK Don Bosco Bamberg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9]+[.$F$8]+[.$F$9]" office:value-type="time" office:time-value="PT14H30M00S" calcext:value-type="time">
            <text:p>14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11]" office:value-type="string" office:string-value="SG Gaustadt 4" calcext:value-type="string">
            <text:p>SG Gaustadt 4</text:p>
          </table:table-cell>
          <table:table-cell table:style-name="ce111" table:formula="of:=[.$N$9]" office:value-type="string" office:string-value="DJK Falke Nürnberg 1" calcext:value-type="string">
            <text:p>DJK Falke Nürnberg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1]+[.$F$8]+[.$F$9]" office:value-type="time" office:time-value="PT14H45M00S" calcext:value-type="time">
            <text:p>14:45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Walberla 1" calcext:value-type="string">
            <text:p>SG Walberla 1</text:p>
          </table:table-cell>
          <table:table-cell table:style-name="ce111" table:formula="of:=[.$N$5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1]+[.$F$8]+[.$F$9]" office:value-type="time" office:time-value="PT14H45M00S" calcext:value-type="time">
            <text:p>14:45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Gaustadt 2" calcext:value-type="string">
            <text:p>SG Gaustadt 2</text:p>
          </table:table-cell>
          <table:table-cell table:style-name="ce111" table:formula="of:=[.$N$10]" office:value-type="string" office:string-value="DJK Don Bosco Bamberg 4" calcext:value-type="string">
            <text:p>DJK Don Bosco Bamberg 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3]+[.$F$8]+[.$F$9]" office:value-type="time" office:time-value="PT15H00M00S" calcext:value-type="time">
            <text:p>15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SG Sambach" calcext:value-type="string">
            <text:p>SG Sambach</text:p>
          </table:table-cell>
          <table:table-cell table:style-name="ce111" table:formula="of:=[.$N$6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3]+[.$F$8]+[.$F$9]" office:value-type="time" office:time-value="PT15H00M00S" calcext:value-type="time">
            <text:p>15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8]" office:value-type="string" office:string-value="SG Walberla 2" calcext:value-type="string">
            <text:p>SG Walberla 2</text:p>
          </table:table-cell>
          <table:table-cell table:style-name="ce111" table:formula="of:=[.$N$11]" office:value-type="string" office:string-value="SG Gaustadt 4" calcext:value-type="string">
            <text:p>SG Gaustadt 4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2">
          <table:table-cell table:style-name="ce112"/>
          <table:table-cell table:style-name="ce111" table:number-columns-repeated="5"/>
          <table:table-cell table:number-columns-repeated="1018"/>
        </table:table-row>
        <table:table-row table:style-name="ro1">
          <table:table-cell table:style-name="ce112" table:formula="of:=[.A35]+[.$F$8]*2" office:value-type="time" office:time-value="PT15H24M00S" calcext:value-type="time">
            <text:p>15:24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8]" office:value-type="time" office:time-value="PT15H24M00S" calcext:value-type="time">
            <text:p>15:24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9]+[.$F$8]+[.$F$9]" office:value-type="time" office:time-value="PT15H39M00S" calcext:value-type="time">
            <text:p>15:39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6]" office:value-type="string" office:string-value="a5" calcext:value-type="string">
            <text:p>a5</text:p>
          </table:table-cell>
          <table:table-cell table:style-name="ce111" table:formula="of:=[.$I$6]" office:value-type="string" office:string-value="b5" calcext:value-type="string">
            <text:p>b5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39]+[.$F$8]+[.$F$9]" office:value-type="time" office:time-value="PT15H39M00S" calcext:value-type="time">
            <text:p>15:39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5]" office:value-type="string" office:string-value="b4" calcext:value-type="string">
            <text:p>b4</text:p>
          </table:table-cell>
          <table:table-cell table:style-name="ce111" table:formula="of:=[.$H$5]" office:value-type="string" office:string-value="a4" calcext:value-type="string">
            <text:p>a4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1]+[.$F$8]+[.$F$9]" office:value-type="time" office:time-value="PT15H54M00S" calcext:value-type="time">
            <text:p>15:54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1]+[.$F$8]+[.$F$9]" office:value-type="time" office:time-value="PT15H54M00S" calcext:value-type="time">
            <text:p>15:54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43]+[.$F$8]+[.$F$9]" office:value-type="time" office:time-value="PT16H09M00S" calcext:value-type="time">
            <text:p>16:09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119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13"/>
        <table:table-column table:style-name="co5" table:number-columns-repeated="1021" table:default-cell-style-name="ce113"/>
        <table:table-row table:style-name="ro3">
          <table:table-cell table:number-columns-repeated="1024"/>
        </table:table-row>
        <table:table-row table:style-name="ro1">
          <table:table-cell table:style-name="ce115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3" table:default-cell-style-name="ce113"/>
        <table:table-column table:style-name="co1" table:default-cell-style-name="ce113"/>
        <table:table-column table:style-name="co23" table:number-columns-repeated="2" table:default-cell-style-name="ce113"/>
        <table:table-column table:style-name="co1" table:number-columns-repeated="6" table:default-cell-style-name="ce113"/>
        <table:table-column table:style-name="co5" table:number-columns-repeated="1014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115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22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Name</text:p>
          </table:table-cell>
          <table:table-cell table:style-name="ce111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SG Sambach/Hernsdorf</text:p>
          </table:table-cell>
          <table:table-cell table:style-name="ce111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11"/>
          <table:table-cell table:style-name="ce111" office:value-type="string" calcext:value-type="string">
            <text:p>SG Walberla</text:p>
          </table:table-cell>
          <table:table-cell table:style-name="ce111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11"/>
          <table:table-cell table:style-name="ce111" office:value-type="string" calcext:value-type="string">
            <text:p>SG Gaustadt 1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2"/>
          <table:table-cell table:style-name="ce111"/>
          <table:table-cell table:style-name="ce111" office:value-type="string" calcext:value-type="string">
            <text:p>SG Gaustadt 2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2"/>
          <table:table-cell table:style-name="ce111"/>
          <table:table-cell table:style-name="ce111" office:value-type="string" calcext:value-type="string">
            <text:p>SG Gaustadt 3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 table:number-columns-repeated="4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0" table:number-columns-repeated="2"/>
          <table:table-cell table:style-name="ce116" office:value-type="string" calcext:value-type="string">
            <text:p>Spielplan</text:p>
          </table:table-cell>
          <table:table-cell table:style-name="ce110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L$2]" office:value-type="time" office:time-value="PT10H00M00S" calcext:value-type="time">
            <text:p>10:00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A15]" office:value-type="time" office:time-value="PT10H00M00S" calcext:value-type="time">
            <text:p>10:00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A16]+[.$F$13]+[.$F$14]" office:value-type="time" office:time-value="PT10H15M00S" calcext:value-type="time">
            <text:p>10:15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12" table:formula="of:=[.$A17]" office:value-type="time" office:time-value="PT10H15M00S" calcext:value-type="time">
            <text:p>10:15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1" table:formula="of:=[.$C$10]" office:value-type="string" office:string-value="SG Gaustadt 1" calcext:value-type="string">
            <text:p>SG Gaustadt 1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18]+[.$F$13]+[.$F$14]" office:value-type="time" office:time-value="PT10H30M00S" calcext:value-type="time">
            <text:p>10:30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19]" office:value-type="time" office:time-value="PT10H30M00S" calcext:value-type="time">
            <text:p>10:30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0]+[.$F$13]+[.$F$14]" office:value-type="time" office:time-value="PT10H45M00S" calcext:value-type="time">
            <text:p>10:45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1]" office:value-type="time" office:time-value="PT10H45M00S" calcext:value-type="time">
            <text:p>10:45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2]+[.$F$13]+[.$F$14]" office:value-type="time" office:time-value="PT11H00M00S" calcext:value-type="time">
            <text:p>11:00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1" table:formula="of:=[.$C$8]" office:value-type="string" office:string-value="SG Sambach/Hernsdorf" calcext:value-type="string">
            <text:p>SG Sambach/Hernsdorf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3]" office:value-type="time" office:time-value="PT11H00M00S" calcext:value-type="time">
            <text:p>11:00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1" table:formula="of:=[.$C$12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4]+[.$F$13]+[.$F$14]" office:value-type="time" office:time-value="PT11H15M00S" calcext:value-type="time">
            <text:p>11:15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1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12" table:formula="of:=[.$A25]" office:value-type="time" office:time-value="PT11H15M00S" calcext:value-type="time">
            <text:p>11:15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6]+[.$F$13]+[.$F$14]" office:value-type="time" office:time-value="PT11H30M00S" calcext:value-type="time">
            <text:p>11:30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7]" office:value-type="time" office:time-value="PT11H30M00S" calcext:value-type="time">
            <text:p>11:30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1" table:formula="of:=[.$C$10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12" table:formula="of:=[.$A28]+[.$F$13]+[.$F$14]" office:value-type="time" office:time-value="PT11H45M00S" calcext:value-type="time">
            <text:p>11:45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29]" office:value-type="time" office:time-value="PT11H45M00S" calcext:value-type="time">
            <text:p>11:45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8]" office:value-type="string" office:string-value="SG Sambach/Hernsdorf" calcext:value-type="string">
            <text:p>SG Sambach/Hernsdorf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0]+[.$F$13]+[.$F$14]" office:value-type="time" office:time-value="PT12H00M00S" calcext:value-type="time">
            <text:p>12:00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1]" office:value-type="time" office:time-value="PT12H00M00S" calcext:value-type="time">
            <text:p>12:00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0" table:formula="of:=[.$C$10]" office:value-type="string" office:string-value="SG Gaustadt 1" calcext:value-type="string">
            <text:p>SG Gaustadt 1</text:p>
          </table:table-cell>
          <table:table-cell table:style-name="ce110" table:formula="of:=[.$C$12]" office:value-type="string" office:string-value="SG Gaustadt 3" calcext:value-type="string">
            <text:p>SG Gaustadt 3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2]+[.$F$13]+[.$F$14]" office:value-type="time" office:time-value="PT12H15M00S" calcext:value-type="time">
            <text:p>12:15:00</text:p>
          </table:table-cell>
          <table:table-cell table:style-name="ce110" table:formula="of:=[.$L$4]" office:value-type="string" office:string-value="blau" calcext:value-type="string">
            <text:p>blau</text:p>
          </table:table-cell>
          <table:table-cell table:style-name="ce110" table:formula="of:=[.$C$11]" office:value-type="string" office:string-value="SG Gaustadt 2" calcext:value-type="string">
            <text:p>SG Gaustadt 2</text:p>
          </table:table-cell>
          <table:table-cell table:style-name="ce111" table:formula="of:=[.$C$8]" office:value-type="string" office:string-value="SG Sambach/Hernsdorf" calcext:value-type="string">
            <text:p>SG Sambach/Hernsdor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$A33]" office:value-type="time" office:time-value="PT12H15M00S" calcext:value-type="time">
            <text:p>12:15:00</text:p>
          </table:table-cell>
          <table:table-cell table:style-name="ce110" table:formula="of:=[.$L$5]" office:value-type="string" office:string-value="gelb" calcext:value-type="string">
            <text:p>gelb</text:p>
          </table:table-cell>
          <table:table-cell table:style-name="ce111" table:formula="of:=[.$C$12]" office:value-type="string" office:string-value="SG Gaustadt 3" calcext:value-type="string">
            <text:p>SG Gaustadt 3</text:p>
          </table:table-cell>
          <table:table-cell table:style-name="ce110" table:formula="of:=[.$C$9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11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13"/>
        <table:table-column table:style-name="co44" table:default-cell-style-name="ce113"/>
        <table:table-column table:style-name="co45" table:default-cell-style-name="ce113"/>
        <table:table-column table:style-name="co1" table:default-cell-style-name="ce113"/>
        <table:table-column table:style-name="co46" table:default-cell-style-name="ce113"/>
        <table:table-column table:style-name="co24" table:default-cell-style-name="ce113"/>
        <table:table-column table:style-name="co47" table:default-cell-style-name="ce113"/>
        <table:table-column table:style-name="co48" table:default-cell-style-name="ce113"/>
        <table:table-column table:style-name="co26" table:default-cell-style-name="ce113"/>
        <table:table-column table:style-name="co21" table:default-cell-style-name="ce113"/>
        <table:table-column table:style-name="co49" table:default-cell-style-name="ce113"/>
        <table:table-column table:style-name="co25" table:default-cell-style-name="ce113"/>
        <table:table-column table:style-name="co50" table:default-cell-style-name="ce113"/>
        <table:table-column table:style-name="co51" table:default-cell-style-name="ce113"/>
        <table:table-column table:style-name="co5" table:number-columns-repeated="1009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115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09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118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11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110" table:number-columns-repeated="2"/>
          <table:table-cell table:style-name="ce110" table:formula="of:=[.$N2]" office:value-type="string" office:string-value="SG Sambach/Herrnsdorf" calcext:value-type="string">
            <text:p>SG Sambach/Herrnsdorf</text:p>
          </table:table-cell>
          <table:table-cell table:style-name="ce110" table:formula="of:=[.$N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10" table:number-columns-repeated="2"/>
          <table:table-cell table:style-name="ce110" table:formula="of:=[.$N3]" office:value-type="string" office:string-value="DJK Falke Nürnberg" calcext:value-type="string">
            <text:p>DJK Falke Nürnberg</text:p>
          </table:table-cell>
          <table:table-cell table:style-name="ce110" table:formula="of:=[.$N6]" office:value-type="string" office:string-value="DJK Teuchatz" calcext:value-type="string">
            <text:p>DJK Teuchatz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10" table:number-columns-repeated="2"/>
          <table:table-cell table:style-name="ce110" table:formula="of:=[.$N4]" office:value-type="string" office:string-value="SG Gaustadt 1" calcext:value-type="string">
            <text:p>SG Gaustadt 1</text:p>
          </table:table-cell>
          <table:table-cell table:style-name="ce110" table:formula="of:=[.$N7]" office:value-type="string" office:string-value="SG Walberla" calcext:value-type="string">
            <text:p>SG Walberla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10" table:number-columns-repeated="4"/>
          <table:table-cell table:style-name="ce111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2" table:formula="of:=[.L2]" office:value-type="time" office:time-value="PT13H30M00S" calcext:value-type="time">
            <text:p>13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L2]" office:value-type="time" office:time-value="PT13H30M00S" calcext:value-type="time">
            <text:p>13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4]+[.$F$9]+[.$F$10]" office:value-type="time" office:time-value="PT13H50M00S" calcext:value-type="time">
            <text:p>13:5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5]" office:value-type="time" office:time-value="PT13H50M00S" calcext:value-type="time">
            <text:p>13:5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6]+[.$F$9]+[.$F$10]" office:value-type="time" office:time-value="PT14H10M00S" calcext:value-type="time">
            <text:p>14:1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7]" office:value-type="time" office:time-value="PT14H10M00S" calcext:value-type="time">
            <text:p>14:1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18]+[.$F$9]+[.$F$10]" office:value-type="time" office:time-value="PT14H30M00S" calcext:value-type="time">
            <text:p>14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9]" office:value-type="time" office:time-value="PT14H30M00S" calcext:value-type="time">
            <text:p>14:3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0]+[.$F$9]+[.$F$10]" office:value-type="time" office:time-value="PT14H50M00S" calcext:value-type="time">
            <text:p>14:5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1]" office:value-type="time" office:time-value="PT14H50M00S" calcext:value-type="time">
            <text:p>14:5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2]+[.$F$9]+[.$F$10]" office:value-type="time" office:time-value="PT15H10M00S" calcext:value-type="time">
            <text:p>15:1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[.A23]" office:value-type="time" office:time-value="PT15H10M00S" calcext:value-type="time">
            <text:p>15:1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1" table:number-columns-repeated="6"/>
          <table:table-cell table:number-columns-repeated="1018"/>
        </table:table-row>
        <table:table-row table:style-name="ro1">
          <table:table-cell table:style-name="ce112" table:formula="of:=[.A24]+[.$F$9]*2" office:value-type="time" office:time-value="PT15H40M00S" calcext:value-type="time">
            <text:p>15:4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6]" office:value-type="time" office:time-value="PT15H40M00S" calcext:value-type="time">
            <text:p>15:4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27]+[.$F$9]+[.$F$10]" office:value-type="time" office:time-value="PT16H00M00S" calcext:value-type="time">
            <text:p>16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28]+[.$F$9]+[.$F$10]" office:value-type="time" office:time-value="PT16H20M00S" calcext:value-type="time">
            <text:p>16:2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2" table:formula="of:=[.A29]+[.$F$9]+[.$F$10]" office:value-type="time" office:time-value="PT16H40M00S" calcext:value-type="time">
            <text:p>16:4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1" table:number-columns-repeated="2"/>
          <table:table-cell table:style-name="ce110" office:value-type="string" calcext:value-type="string">
            <text:p>Gruppe A</text:p>
          </table:table-cell>
          <table:table-cell table:style-name="ce110" office:value-type="string" calcext:value-type="string">
            <text:p>Gruppe B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0" table:number-columns-repeated="2"/>
          <table:table-cell table:style-name="ce110" table:formula="of:=[.$N2]" office:value-type="string" office:string-value="SG Sambach/Herrnsdorf" calcext:value-type="string">
            <text:p>SG Sambach/Herrnsdorf</text:p>
          </table:table-cell>
          <table:table-cell table:style-name="ce110" table:formula="of:=[.$N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0" table:number-columns-repeated="2"/>
          <table:table-cell table:style-name="ce110" table:formula="of:=[.$N3]" office:value-type="string" office:string-value="DJK Falke Nürnberg" calcext:value-type="string">
            <text:p>DJK Falke Nürnberg</text:p>
          </table:table-cell>
          <table:table-cell table:style-name="ce110" table:formula="of:=[.$N6]" office:value-type="string" office:string-value="DJK Teuchatz" calcext:value-type="string">
            <text:p>DJK Teuchatz</text:p>
          </table:table-cell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0" table:number-columns-repeated="2"/>
          <table:table-cell table:style-name="ce110" table:formula="of:=[.$N4]" office:value-type="string" office:string-value="SG Gaustadt 1" calcext:value-type="string">
            <text:p>SG Gaustadt 1</text:p>
          </table:table-cell>
          <table:table-cell table:style-name="ce110" table:formula="of:=[.$N7]" office:value-type="string" office:string-value="SG Walberla" calcext:value-type="string">
            <text:p>SG Walberla</text:p>
          </table:table-cell>
          <table:table-cell table:style-name="ce111" office:value-type="string" calcext:value-type="string">
            <text:p>Pause</text:p>
          </table:table-cell>
          <table:table-cell table:style-name="ce11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0" table:number-columns-repeated="4"/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I45]" office:value-type="time" office:time-value="PT00H00M00S" calcext:value-type="time">
            <text:p>00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I45]" office:value-type="time" office:time-value="PT00H00M00S" calcext:value-type="time">
            <text:p>00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67]+[.$F$9]+[.$F$10]" office:value-type="time" office:time-value="PT00H20M00S" calcext:value-type="time">
            <text:p>00:2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68]" office:value-type="time" office:time-value="PT00H20M00S" calcext:value-type="time">
            <text:p>00:2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69]+[.$F$9]+[.$F$10]" office:value-type="time" office:time-value="PT00H40M00S" calcext:value-type="time">
            <text:p>00:4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0]" office:value-type="time" office:time-value="PT00H40M00S" calcext:value-type="time">
            <text:p>00:4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1]+[.$F$9]+[.$F$10]" office:value-type="time" office:time-value="PT01H00M00S" calcext:value-type="time">
            <text:p>01:0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2]" office:value-type="time" office:time-value="PT01H00M00S" calcext:value-type="time">
            <text:p>01:0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3]+[.$F$9]+[.$F$10]" office:value-type="time" office:time-value="PT01H20M00S" calcext:value-type="time">
            <text:p>01:2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formula="of:=[.$N$3]" office:value-type="string" office:string-value="DJK Falke Nürnberg" calcext:value-type="string">
            <text:p>DJK Falke Nürnberg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4]" office:value-type="time" office:time-value="PT01H20M00S" calcext:value-type="time">
            <text:p>01:2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formula="of:=[.$N$6]" office:value-type="string" office:string-value="DJK Teuchatz" calcext:value-type="string">
            <text:p>DJK Teuchatz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5]+[.$F$9]+[.$F$10]" office:value-type="time" office:time-value="PT01H40M00S" calcext:value-type="time">
            <text:p>01:4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N$2]" office:value-type="string" office:string-value="SG Sambach/Herrnsdorf" calcext:value-type="string">
            <text:p>SG Sambach/Herrnsdorf</text:p>
          </table:table-cell>
          <table:table-cell table:style-name="ce111" table:formula="of:=[.$N$4]" office:value-type="string" office:string-value="SG Gaustadt 1" calcext:value-type="string">
            <text:p>SG Gaustadt 1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6]" office:value-type="time" office:time-value="PT01H40M00S" calcext:value-type="time">
            <text:p>01:4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N$5]" office:value-type="string" office:string-value="SG Gaustadt 2" calcext:value-type="string">
            <text:p>SG Gaustadt 2</text:p>
          </table:table-cell>
          <table:table-cell table:style-name="ce111" table:formula="of:=[.$N$7]" office:value-type="string" office:string-value="SG Walberla" calcext:value-type="string">
            <text:p>SG Walberla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1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7]+[.$F$9]*2" office:value-type="time" office:time-value="PT02H10M00S" calcext:value-type="time">
            <text:p>02:1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2]" office:value-type="string" office:string-value="a1" calcext:value-type="string">
            <text:p>a1</text:p>
          </table:table-cell>
          <table:table-cell table:style-name="ce111" table:formula="of:=[.$I$3]" office:value-type="string" office:string-value="b2" calcext:value-type="string">
            <text:p>b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79]" office:value-type="time" office:time-value="PT02H10M00S" calcext:value-type="time">
            <text:p>02:10:00</text:p>
          </table:table-cell>
          <table:table-cell table:style-name="ce111" table:formula="of:=[.$L$5]" office:value-type="string" office:string-value="gelb" calcext:value-type="string">
            <text:p>gelb</text:p>
          </table:table-cell>
          <table:table-cell table:style-name="ce111" table:formula="of:=[.$I$2]" office:value-type="string" office:string-value="b1" calcext:value-type="string">
            <text:p>b1</text:p>
          </table:table-cell>
          <table:table-cell table:style-name="ce111" table:formula="of:=[.$H$3]" office:value-type="string" office:string-value="a2" calcext:value-type="string">
            <text:p>a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80]+[.$F$9]+[.$F$10]" office:value-type="time" office:time-value="PT02H30M00S" calcext:value-type="time">
            <text:p>02:3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table:formula="of:=[.$H$4]" office:value-type="string" office:string-value="a3" calcext:value-type="string">
            <text:p>a3</text:p>
          </table:table-cell>
          <table:table-cell table:style-name="ce111" table:formula="of:=[.$I$4]" office:value-type="string" office:string-value="b3" calcext:value-type="string">
            <text:p>b3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81]+[.$F$9]+[.$F$10]" office:value-type="time" office:time-value="PT02H50M00S" calcext:value-type="time">
            <text:p>02:5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Verlierer Halbfinale1</text:p>
          </table:table-cell>
          <table:table-cell table:style-name="ce111" office:value-type="string" calcext:value-type="string">
            <text:p>Verlierer Halbfinale2</text:p>
          </table:table-cell>
          <table:table-cell table:style-name="ce111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12" table:formula="of:=[.K82]+[.$F$9]+[.$F$10]" office:value-type="time" office:time-value="PT03H10M00S" calcext:value-type="time">
            <text:p>03:10:00</text:p>
          </table:table-cell>
          <table:table-cell table:style-name="ce111" table:formula="of:=[.$L$4]" office:value-type="string" office:string-value="blau" calcext:value-type="string">
            <text:p>blau</text:p>
          </table:table-cell>
          <table:table-cell table:style-name="ce111" office:value-type="string" calcext:value-type="string">
            <text:p>Gewinner Halbfinale1</text:p>
          </table:table-cell>
          <table:table-cell table:style-name="ce111" office:value-type="string" calcext:value-type="string">
            <text:p>Gewinner Halbfinale2</text:p>
          </table:table-cell>
          <table:table-cell table:style-name="ce111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13"/>
        <table:table-column table:style-name="co52" table:default-cell-style-name="ce113"/>
        <table:table-column table:style-name="co53" table:default-cell-style-name="ce113"/>
        <table:table-column table:style-name="co1" table:number-columns-repeated="3" table:default-cell-style-name="ce113"/>
        <table:table-column table:style-name="co5" table:number-columns-repeated="1017" table:default-cell-style-name="ce113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115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11" table:number-columns-repeated="2"/>
          <table:table-cell table:style-name="ce111" office:value-type="string" calcext:value-type="string">
            <text:p>Name</text:p>
          </table:table-cell>
          <table:table-cell table:style-name="ce111" table:number-columns-repeated="3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SV-DJK Sambach</text:p>
          </table:table-cell>
          <table:table-cell table:style-name="ce110"/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DJK BFC Nürnberg</text:p>
          </table:table-cell>
          <table:table-cell table:style-name="ce110" table:number-columns-repeated="3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DJK Don Bosco Bamberg</text:p>
          </table:table-cell>
          <table:table-cell table:style-name="ce110" table:number-columns-repeated="3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DJK Teutonia Gaustadt</text:p>
          </table:table-cell>
          <table:table-cell table:style-name="ce110" table:number-columns-repeated="3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11" office:value-type="string" calcext:value-type="string">
            <text:p>DJK-SC Vorra</text:p>
          </table:table-cell>
          <table:table-cell table:style-name="ce110" table:number-columns-repeated="3"/>
          <table:table-cell table:number-columns-repeated="1018"/>
        </table:table-row>
        <table:table-row table:style-name="ro1">
          <table:table-cell table:style-name="ce110" table:number-columns-repeated="4"/>
          <table:table-cell table:style-name="ce111" office:value-type="string" calcext:value-type="string">
            <text:p>Spielzeit</text:p>
          </table:table-cell>
          <table:table-cell table:style-name="ce11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11" table:number-columns-repeated="2"/>
          <table:table-cell table:style-name="ce114" office:value-type="string" calcext:value-type="string">
            <text:p>Spielplan</text:p>
          </table:table-cell>
          <table:table-cell table:style-name="ce111"/>
          <table:table-cell table:style-name="ce111" office:value-type="string" calcext:value-type="string">
            <text:p>Pause</text:p>
          </table:table-cell>
          <table:table-cell table:style-name="ce11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112" table:formula="of:=[.$L$2]" office:value-type="time" office:time-value="PT17H30M00S" calcext:value-type="time">
            <text:p>17:3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8]" office:value-type="string" office:string-value="SV-DJK Sambach" calcext:value-type="string">
            <text:p>SV-DJK Sambach</text:p>
          </table:table-cell>
          <table:table-cell table:style-name="ce111" table:formula="of:=[.$C$9]" office:value-type="string" office:string-value="DJK BFC Nürnberg" calcext:value-type="string">
            <text:p>DJK BFC Nürnberg</text:p>
          </table:table-cell>
          <table:table-cell table:style-name="ce110" table:number-columns-repeated="2"/>
          <table:table-cell table:number-columns-repeated="1018"/>
        </table:table-row>
        <table:table-row table:style-name="ro1">
          <table:table-cell table:style-name="ce112" table:formula="of:=[.A15]+[.$F$13]+[.$F$14]" office:value-type="time" office:time-value="PT17H48M00S" calcext:value-type="time">
            <text:p>17:48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1]" office:value-type="string" office:string-value="DJK Teutonia Gaustadt" calcext:value-type="string">
            <text:p>DJK Teutonia Gaustadt</text:p>
          </table:table-cell>
          <table:table-cell table:style-name="ce111" table:formula="of:=[.$C$10]" office:value-type="string" office:string-value="DJK Don Bosco Bamberg" calcext:value-type="string">
            <text:p>DJK Don Bosco Bam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6]+[.$F$13]+[.$F$14]" office:value-type="time" office:time-value="PT18H06M00S" calcext:value-type="time">
            <text:p>18:06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2]" office:value-type="string" office:string-value="DJK-SC Vorra" calcext:value-type="string">
            <text:p>DJK-SC Vorra</text:p>
          </table:table-cell>
          <table:table-cell table:style-name="ce111" table:formula="of:=[.$C$8]" office:value-type="string" office:string-value="SV-DJK Sambach" calcext:value-type="string">
            <text:p>SV-DJK Sambac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7]+[.$F$13]+[.$F$14]" office:value-type="time" office:time-value="PT18H24M00S" calcext:value-type="time">
            <text:p>18:24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0]" office:value-type="string" office:string-value="DJK Don Bosco Bamberg" calcext:value-type="string">
            <text:p>DJK Don Bosco Bamberg</text:p>
          </table:table-cell>
          <table:table-cell table:style-name="ce111" table:formula="of:=[.$C$9]" office:value-type="string" office:string-value="DJK BFC Nürnberg" calcext:value-type="string">
            <text:p>DJK BFC Nürn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8]+[.$F$13]+[.$F$14]" office:value-type="time" office:time-value="PT18H42M00S" calcext:value-type="time">
            <text:p>18:42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1]" office:value-type="string" office:string-value="DJK Teutonia Gaustadt" calcext:value-type="string">
            <text:p>DJK Teutonia Gaustadt</text:p>
          </table:table-cell>
          <table:table-cell table:style-name="ce111" table:formula="of:=[.$C$12]" office:value-type="string" office:string-value="DJK-SC Vorra" calcext:value-type="string">
            <text:p>DJK-SC Vorra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19]+[.$F$13]+[.$F$14]" office:value-type="time" office:time-value="PT19H00M00S" calcext:value-type="time">
            <text:p>19:00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0]" office:value-type="string" office:string-value="DJK Don Bosco Bamberg" calcext:value-type="string">
            <text:p>DJK Don Bosco Bamberg</text:p>
          </table:table-cell>
          <table:table-cell table:style-name="ce111" table:formula="of:=[.$C$8]" office:value-type="string" office:string-value="SV-DJK Sambach" calcext:value-type="string">
            <text:p>SV-DJK Sambach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0]+[.$F$13]+[.$F$14]" office:value-type="time" office:time-value="PT19H18M00S" calcext:value-type="time">
            <text:p>19:18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DJK BFC Nürnberg" calcext:value-type="string">
            <text:p>DJK BFC Nürnberg</text:p>
          </table:table-cell>
          <table:table-cell table:style-name="ce111" table:formula="of:=[.$C$11]" office:value-type="string" office:string-value="DJK Teutonia Gaustadt" calcext:value-type="string">
            <text:p>DJK Teutonia Gaustadt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1]+[.$F$13]+[.$F$14]" office:value-type="time" office:time-value="PT19H36M00S" calcext:value-type="time">
            <text:p>19:36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12]" office:value-type="string" office:string-value="DJK-SC Vorra" calcext:value-type="string">
            <text:p>DJK-SC Vorra</text:p>
          </table:table-cell>
          <table:table-cell table:style-name="ce111" table:formula="of:=[.$C$10]" office:value-type="string" office:string-value="DJK Don Bosco Bamberg" calcext:value-type="string">
            <text:p>DJK Don Bosco Bamberg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2]+[.$F$13]+[.$F$14]" office:value-type="time" office:time-value="PT19H54M00S" calcext:value-type="time">
            <text:p>19:54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8]" office:value-type="string" office:string-value="SV-DJK Sambach" calcext:value-type="string">
            <text:p>SV-DJK Sambach</text:p>
          </table:table-cell>
          <table:table-cell table:style-name="ce111" table:formula="of:=[.$C$11]" office:value-type="string" office:string-value="DJK Teutonia Gaustadt" calcext:value-type="string">
            <text:p>DJK Teutonia Gaustadt</text:p>
          </table:table-cell>
          <table:table-cell table:style-name="ce111" table:number-columns-repeated="2"/>
          <table:table-cell table:number-columns-repeated="1018"/>
        </table:table-row>
        <table:table-row table:style-name="ro1">
          <table:table-cell table:style-name="ce112" table:formula="of:=[.A23]+[.$F$13]+[.$F$14]" office:value-type="time" office:time-value="PT20H12M00S" calcext:value-type="time">
            <text:p>20:12:00</text:p>
          </table:table-cell>
          <table:table-cell table:style-name="ce111" table:formula="of:=[.$L$4]" office:value-type="string" office:string-value="rot" calcext:value-type="string">
            <text:p>rot</text:p>
          </table:table-cell>
          <table:table-cell table:style-name="ce111" table:formula="of:=[.$C$9]" office:value-type="string" office:string-value="DJK BFC Nürnberg" calcext:value-type="string">
            <text:p>DJK BFC Nürnberg</text:p>
          </table:table-cell>
          <table:table-cell table:style-name="ce111" table:formula="of:=[.$C$12]" office:value-type="string" office:string-value="DJK-SC Vorra" calcext:value-type="string">
            <text:p>DJK-SC Vorra</text:p>
          </table:table-cell>
          <table:table-cell table:style-name="ce111" table:number-columns-repeated="2"/>
          <table:table-cell table:number-columns-repeated="1018"/>
        </table:table-row>
        <table:table-row table:style-name="ro1" table:number-rows-repeated="2">
          <table:table-cell table:style-name="ce120"/>
          <table:table-cell table:style-name="ce119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64" table:number-columns-repeated="1014" table:default-cell-style-name="ce113"/>
        <table:table-row table:style-name="ro6">
          <table:table-cell table:style-name="ce125" office:value-type="string" calcext:value-type="string">
            <text:p>Mannschaft</text:p>
          </table:table-cell>
          <table:table-cell table:style-name="ce125"/>
          <table:table-cell table:style-name="ce125" office:value-type="string" calcext:value-type="string">
            <text:p>Tag</text:p>
          </table:table-cell>
          <table:table-cell table:style-name="ce125" office:value-type="string" calcext:value-type="string">
            <text:p>Datum</text:p>
          </table:table-cell>
          <table:table-cell table:style-name="ce125" office:value-type="string" calcext:value-type="string">
            <text:p>Anfang </text:p>
          </table:table-cell>
          <table:table-cell table:style-name="ce125" office:value-type="string" calcext:value-type="string">
            <text:p>Ende</text:p>
          </table:table-cell>
          <table:table-cell table:style-name="ce125" office:value-type="string" calcext:value-type="string">
            <text:p>Spielzeit</text:p>
          </table:table-cell>
          <table:table-cell table:style-name="ce125" office:value-type="string" calcext:value-type="string">
            <text:p>Spielfeld 1</text:p>
          </table:table-cell>
          <table:table-cell table:style-name="ce125" office:value-type="string" calcext:value-type="string">
            <text:p>Spielfeld 2</text:p>
          </table:table-cell>
          <table:table-cell table:style-name="ce157" office:value-type="string" calcext:value-type="string">
            <text:p>Bemerkung</text:p>
          </table:table-cell>
          <table:table-cell table:style-name="ce158" table:number-columns-repeated="1014"/>
        </table:table-row>
        <table:table-row table:style-name="ro3">
          <table:table-cell table:style-name="ce126" office:value-type="string" calcext:value-type="string">
            <text:p>E-Jugend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string" calcext:value-type="string">
            <text:p>Samstag</text:p>
          </table:table-cell>
          <table:table-cell table:style-name="ce135" office:value-type="date" office:date-value="2022-07-02" calcext:value-type="date">
            <text:p>02.07.2022</text:p>
          </table:table-cell>
          <table:table-cell table:style-name="ce126" office:value-type="string" calcext:value-type="string">
            <text:p>10:30 Uhr</text:p>
          </table:table-cell>
          <table:table-cell table:style-name="ce144" office:value-type="string" calcext:value-type="string">
            <text:p>13:30 Uhr</text:p>
          </table:table-cell>
          <table:table-cell table:style-name="ce126" office:value-type="string" calcext:value-type="string">
            <text:p>15 Min</text:p>
          </table:table-cell>
          <table:table-cell table:style-name="ce147" office:value-type="string" calcext:value-type="string">
            <text:p>blau-Kunstrasen</text:p>
          </table:table-cell>
          <table:table-cell table:style-name="ce152" office:value-type="string" calcext:value-type="string">
            <text:p>gelb-Kunstrasen</text:p>
          </table:table-cell>
          <table:table-cell table:style-name="ce111"/>
          <table:table-cell table:number-columns-repeated="1014"/>
        </table:table-row>
        <table:table-row table:style-name="ro7">
          <table:table-cell table:style-name="ce127" office:value-type="string" calcext:value-type="string">
            <text:p>F2-Jugend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string" calcext:value-type="string">
            <text:p>Samstag</text:p>
          </table:table-cell>
          <table:table-cell table:style-name="ce136" office:value-type="date" office:date-value="2022-07-02" calcext:value-type="date">
            <text:p>02.07.2022</text:p>
          </table:table-cell>
          <table:table-cell table:style-name="ce127" office:value-type="string" calcext:value-type="string">
            <text:p>10:00 Uhr</text:p>
          </table:table-cell>
          <table:table-cell table:style-name="ce127" office:value-type="string" calcext:value-type="string">
            <text:p>12:30 Uhr</text:p>
          </table:table-cell>
          <table:table-cell table:style-name="ce127" office:value-type="string" calcext:value-type="string">
            <text:p>12 min</text:p>
          </table:table-cell>
          <table:table-cell table:style-name="ce148" office:value-type="string" calcext:value-type="string">
            <text:p>rot</text:p>
          </table:table-cell>
          <table:table-cell table:style-name="ce153" office:value-type="string" calcext:value-type="string">
            <text:p>weiß</text:p>
          </table:table-cell>
          <table:table-cell table:style-name="ce111"/>
          <table:table-cell table:number-columns-repeated="1014"/>
        </table:table-row>
        <table:table-row table:style-name="ro7">
          <table:table-cell table:style-name="ce128" office:value-type="string" calcext:value-type="string">
            <text:p>B-Jugend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string" calcext:value-type="string">
            <text:p>Samstag</text:p>
          </table:table-cell>
          <table:table-cell table:style-name="ce137" office:value-type="date" office:date-value="2022-07-02" calcext:value-type="date">
            <text:p>02.07.2022</text:p>
          </table:table-cell>
          <table:table-cell table:style-name="ce143" office:value-type="string" calcext:value-type="string">
            <text:p>13:30 Uhr</text:p>
          </table:table-cell>
          <table:table-cell table:style-name="ce128" office:value-type="string" calcext:value-type="string">
            <text:p>17:00 Uhr</text:p>
          </table:table-cell>
          <table:table-cell table:style-name="ce128" office:value-type="string" calcext:value-type="string">
            <text:p>15 Min</text:p>
          </table:table-cell>
          <table:table-cell table:style-name="ce148" office:value-type="string" calcext:value-type="string">
            <text:p>blau-Kunstrasen</text:p>
          </table:table-cell>
          <table:table-cell table:style-name="ce153" office:value-type="string" calcext:value-type="string">
            <text:p>gelb-Kunstrasen</text:p>
          </table:table-cell>
          <table:table-cell table:style-name="ce111"/>
          <table:table-cell table:number-columns-repeated="1014"/>
        </table:table-row>
        <table:table-row table:style-name="ro7">
          <table:table-cell table:style-name="ce129" office:value-type="string" calcext:value-type="string">
            <text:p>AH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string" calcext:value-type="string">
            <text:p>Samstag</text:p>
          </table:table-cell>
          <table:table-cell table:style-name="ce138" office:value-type="date" office:date-value="2022-07-02" calcext:value-type="date">
            <text:p>02.07.2022</text:p>
          </table:table-cell>
          <table:table-cell table:style-name="ce129" office:value-type="string" calcext:value-type="string">
            <text:p>17:30 Uhr</text:p>
          </table:table-cell>
          <table:table-cell table:style-name="ce129" office:value-type="string" calcext:value-type="string">
            <text:p>20:30 Uhr</text:p>
          </table:table-cell>
          <table:table-cell table:style-name="ce129" office:value-type="string" calcext:value-type="string">
            <text:p>15 Min</text:p>
          </table:table-cell>
          <table:table-cell table:style-name="ce148" office:value-type="string" calcext:value-type="string">
            <text:p>rot</text:p>
          </table:table-cell>
          <table:table-cell table:style-name="ce153"/>
          <table:table-cell table:style-name="ce111"/>
          <table:table-cell table:number-columns-repeated="1014"/>
        </table:table-row>
        <table:table-row table:style-name="ro3">
          <table:table-cell table:style-name="ce130" office:value-type="string" calcext:value-type="string">
            <text:p>F1-Jugend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string" calcext:value-type="string">
            <text:p>Sonntag</text:p>
          </table:table-cell>
          <table:table-cell table:style-name="ce139" office:value-type="date" office:date-value="2022-07-03" calcext:value-type="date">
            <text:p>03.07.2022</text:p>
          </table:table-cell>
          <table:table-cell table:style-name="ce130" office:value-type="string" calcext:value-type="string">
            <text:p>10:30 Uhr</text:p>
          </table:table-cell>
          <table:table-cell table:style-name="ce130" office:value-type="string" calcext:value-type="string">
            <text:p>13:30 Uhr</text:p>
          </table:table-cell>
          <table:table-cell table:style-name="ce130" office:value-type="string" calcext:value-type="string">
            <text:p>10 min</text:p>
          </table:table-cell>
          <table:table-cell table:style-name="ce149" office:value-type="string" calcext:value-type="string">
            <text:p>rot</text:p>
          </table:table-cell>
          <table:table-cell table:style-name="ce154" office:value-type="string" calcext:value-type="string">
            <text:p>weiß</text:p>
          </table:table-cell>
          <table:table-cell table:style-name="ce111"/>
          <table:table-cell table:number-columns-repeated="1014"/>
        </table:table-row>
        <table:table-row table:style-name="ro7">
          <table:table-cell table:style-name="ce131" office:value-type="string" calcext:value-type="string">
            <text:p>C-Jugend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string" calcext:value-type="string">
            <text:p>Sonntag</text:p>
          </table:table-cell>
          <table:table-cell table:style-name="ce140" office:value-type="date" office:date-value="2022-07-02" calcext:value-type="date">
            <text:p>02.07.2022</text:p>
          </table:table-cell>
          <table:table-cell table:style-name="ce131" office:value-type="string" calcext:value-type="string">
            <text:p>10:00 Uhr</text:p>
          </table:table-cell>
          <table:table-cell table:style-name="ce145" office:value-type="string" calcext:value-type="string">
            <text:p>12:45 Uhr</text:p>
          </table:table-cell>
          <table:table-cell table:style-name="ce131" office:value-type="string" calcext:value-type="string">
            <text:p>10 min</text:p>
          </table:table-cell>
          <table:table-cell table:style-name="ce150" office:value-type="string" calcext:value-type="string">
            <text:p>blau-Kunstrasen</text:p>
          </table:table-cell>
          <table:table-cell table:style-name="ce155" office:value-type="string" calcext:value-type="string">
            <text:p>gelb-Kunstrasen</text:p>
          </table:table-cell>
          <table:table-cell table:style-name="ce111"/>
          <table:table-cell table:number-columns-repeated="1014"/>
        </table:table-row>
        <table:table-row table:style-name="ro7">
          <table:table-cell table:style-name="ce132" office:value-type="string" calcext:value-type="string">
            <text:p>D-Jugend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Sonntag</text:p>
          </table:table-cell>
          <table:table-cell table:style-name="ce141" office:value-type="date" office:date-value="2022-07-03" calcext:value-type="date">
            <text:p>03.07.2022</text:p>
          </table:table-cell>
          <table:table-cell table:style-name="ce132" office:value-type="string" calcext:value-type="string">
            <text:p>12:45 Uhr</text:p>
          </table:table-cell>
          <table:table-cell table:style-name="ce146" office:value-type="string" calcext:value-type="string">
            <text:p>16:30 Uhr</text:p>
          </table:table-cell>
          <table:table-cell table:style-name="ce132" office:value-type="string" calcext:value-type="string">
            <text:p>12 min</text:p>
          </table:table-cell>
          <table:table-cell table:style-name="ce148" office:value-type="string" calcext:value-type="string">
            <text:p>blau-Kunstrasen</text:p>
          </table:table-cell>
          <table:table-cell table:style-name="ce153" office:value-type="string" calcext:value-type="string">
            <text:p>gelb-Kunstrasen</text:p>
          </table:table-cell>
          <table:table-cell table:style-name="ce111"/>
          <table:table-cell table:number-columns-repeated="1014"/>
        </table:table-row>
        <table:table-row table:style-name="ro3">
          <table:table-cell table:style-name="ce133" office:value-type="string" calcext:value-type="string">
            <text:p>G-Jugend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Sonntag</text:p>
          </table:table-cell>
          <table:table-cell table:style-name="ce142" office:value-type="date" office:date-value="2022-07-02" calcext:value-type="date">
            <text:p>02.07.2022</text:p>
          </table:table-cell>
          <table:table-cell table:style-name="ce133" office:value-type="string" calcext:value-type="string">
            <text:p>14:00 Uhr</text:p>
          </table:table-cell>
          <table:table-cell table:style-name="ce133" office:value-type="string" calcext:value-type="string">
            <text:p>16:30 Uhr</text:p>
          </table:table-cell>
          <table:table-cell table:style-name="ce133" office:value-type="string" calcext:value-type="string">
            <text:p>12 min</text:p>
          </table:table-cell>
          <table:table-cell table:style-name="ce151" office:value-type="string" calcext:value-type="string">
            <text:p>rot</text:p>
          </table:table-cell>
          <table:table-cell table:style-name="ce156" office:value-type="string" calcext:value-type="string">
            <text:p>weiß</text:p>
          </table:table-cell>
          <table:table-cell table:style-name="ce11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3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5" table:default-cell-style-name="ce159"/>
        <table:table-column table:style-name="co66" table:default-cell-style-name="ce113"/>
        <table:table-column table:style-name="co67" table:default-cell-style-name="ce113"/>
        <table:table-column table:style-name="co5" table:number-columns-repeated="1021" table:default-cell-style-name="ce113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table:number-columns-repeated="1021"/>
        </table:table-row>
        <table:table-row table:style-name="ro4">
          <table:table-cell table:style-name="ce160" office:value-type="string" calcext:value-type="string">
            <text:p>Lfd.Nr.</text:p>
          </table:table-cell>
          <table:table-cell table:style-name="ce162" office:value-type="string" calcext:value-type="string">
            <text:p>Mannschaft</text:p>
          </table:table-cell>
          <table:table-cell table:style-name="ce162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161" office:value-type="float" office:value="6" calcext:value-type="float">
            <text:p>6</text:p>
          </table:table-cell>
          <table:table-cell table:style-name="ce111" office:value-type="string" calcext:value-type="string">
            <text:p>E1</text:p>
          </table:table-cell>
          <table:table-cell table:style-name="ce111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161" office:value-type="float" office:value="7" calcext:value-type="float">
            <text:p>7</text:p>
          </table:table-cell>
          <table:table-cell table:style-name="ce111" office:value-type="string" calcext:value-type="string">
            <text:p>E2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161" office:value-type="float" office:value="8" calcext:value-type="float">
            <text:p>8</text:p>
          </table:table-cell>
          <table:table-cell table:style-name="ce111" office:value-type="string" calcext:value-type="string">
            <text:p>E2</text:p>
          </table:table-cell>
          <table:table-cell table:style-name="ce111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3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3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AH</text:p>
          </table:table-cell>
          <table:table-cell table:style-name="ce111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AH</text:p>
          </table:table-cell>
          <table:table-cell table:style-name="ce111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AH</text:p>
          </table:table-cell>
          <table:table-cell table:style-name="ce111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AH</text:p>
          </table:table-cell>
          <table:table-cell table:style-name="ce111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AH</text:p>
          </table:table-cell>
          <table:table-cell table:style-name="ce111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3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161" office:value-type="float" office:value="6" calcext:value-type="float">
            <text:p>6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 table:number-rows-repeated="3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1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161" office:value-type="float" office:value="6" calcext:value-type="float">
            <text:p>6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161" office:value-type="float" office:value="7" calcext:value-type="float">
            <text:p>7</text:p>
          </table:table-cell>
          <table:table-cell table:style-name="ce111" office:value-type="string" calcext:value-type="string">
            <text:p>F1</text:p>
          </table:table-cell>
          <table:table-cell table:style-name="ce111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1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1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DJK Don Bosco Bamberg 1</text:p>
          </table:table-cell>
          <table:table-cell table:number-columns-repeated="1021"/>
        </table:table-row>
        <table:table-row table:style-name="ro1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161" office:value-type="float" office:value="6" calcext:value-type="float">
            <text:p>6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161" office:value-type="float" office:value="7" calcext:value-type="float">
            <text:p>7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161" office:value-type="float" office:value="8" calcext:value-type="float">
            <text:p>8</text:p>
          </table:table-cell>
          <table:table-cell table:style-name="ce111" office:value-type="string" calcext:value-type="string">
            <text:p>G</text:p>
          </table:table-cell>
          <table:table-cell table:style-name="ce111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1">
          <table:table-cell table:style-name="ce161" office:value-type="float" office:value="1" calcext:value-type="float">
            <text:p>1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161" office:value-type="float" office:value="3" calcext:value-type="float">
            <text:p>3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161" office:value-type="float" office:value="4" calcext:value-type="float">
            <text:p>4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161" office:value-type="float" office:value="5" calcext:value-type="float">
            <text:p>5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161" office:value-type="float" office:value="6" calcext:value-type="float">
            <text:p>6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161" office:value-type="float" office:value="7" calcext:value-type="float">
            <text:p>7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161" office:value-type="float" office:value="8" calcext:value-type="float">
            <text:p>8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161" office:value-type="float" office:value="9" calcext:value-type="float">
            <text:p>9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161" office:value-type="float" office:value="10" calcext:value-type="float">
            <text:p>10</text:p>
          </table:table-cell>
          <table:table-cell table:style-name="ce111" office:value-type="string" calcext:value-type="string">
            <text:p>D</text:p>
          </table:table-cell>
          <table:table-cell table:style-name="ce111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161"/>
          <table:table-cell table:style-name="ce111" table:number-columns-repeated="2"/>
          <table:table-cell table:number-columns-repeated="1021"/>
        </table:table-row>
        <table:table-row table:style-name="ro1">
          <table:table-cell table:style-name="ce160" table:formula="of:=COUNT([.A3:.A66])" office:value-type="float" office:value="54" calcext:value-type="float">
            <text:p>54</text:p>
          </table:table-cell>
          <table:table-cell table:style-name="ce111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 style:data-style-name="N2" text:time-value="11:06:05.9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2T11:07:02.808000000</dc:date>
    <meta:editing-cycles>176</meta:editing-cycles>
    <meta:editing-duration>PT16H16M3S</meta:editing-duration>
    <meta:document-statistic meta:table-count="19" meta:cell-count="2340" meta:object-count="0"/>
  </office:meta>
</office:document-meta>
</file>